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b30f79e" officeooo:paragraph-rsid="0b30f79e"/>
    </style:style>
    <style:style style:name="P2" style:family="paragraph" style:parent-style-name="Standard">
      <style:text-properties style:font-name="DejaVu Sans" fo:font-weight="bold" officeooo:rsid="0b63a8f9" officeooo:paragraph-rsid="0e0ff5f8" style:font-weight-asian="bold" style:font-weight-complex="bold"/>
    </style:style>
    <style:style style:name="P3" style:family="paragraph" style:parent-style-name="Standard">
      <style:text-properties style:font-name="DejaVu Sans" fo:font-weight="bold" officeooo:rsid="0b63a8f9" officeooo:paragraph-rsid="0fce0bf6" style:font-weight-asian="bold" style:font-weight-complex="bold"/>
    </style:style>
    <style:style style:name="P4" style:family="paragraph" style:parent-style-name="Standard">
      <style:text-properties style:font-name="DejaVu Sans" fo:font-weight="bold" officeooo:rsid="0960aa55" officeooo:paragraph-rsid="0ec624ab" style:font-weight-asian="bold" style:font-weight-complex="bold"/>
    </style:style>
    <style:style style:name="P5" style:family="paragraph" style:parent-style-name="Standard">
      <style:text-properties style:font-name="DejaVu Sans" fo:font-weight="bold" officeooo:rsid="077a6193" officeooo:paragraph-rsid="096386b6" style:font-weight-asian="bold" style:font-weight-complex="bold"/>
    </style:style>
    <style:style style:name="P6" style:family="paragraph" style:parent-style-name="Standard">
      <style:paragraph-properties fo:line-height="115%"/>
      <style:text-properties style:font-name="DejaVu Sans" fo:font-weight="bold" officeooo:rsid="077a6193" officeooo:paragraph-rsid="0fdca4f2" style:font-weight-asian="bold" style:font-weight-complex="bold"/>
    </style:style>
    <style:style style:name="P7" style:family="paragraph" style:parent-style-name="Standard">
      <style:text-properties style:font-name="DejaVu Sans" fo:font-weight="bold" officeooo:rsid="0732101a" officeooo:paragraph-rsid="09640913" style:font-weight-asian="bold" style:font-weight-complex="bold"/>
    </style:style>
    <style:style style:name="P8" style:family="paragraph" style:parent-style-name="Standard">
      <style:text-properties style:font-name="DejaVu Sans" fo:font-weight="bold" officeooo:rsid="0732101a" officeooo:paragraph-rsid="096dbf0b" style:font-weight-asian="bold" style:font-weight-complex="bold"/>
    </style:style>
    <style:style style:name="P9" style:family="paragraph" style:parent-style-name="Standard">
      <style:text-properties style:font-name="DejaVu Sans" fo:font-weight="bold" officeooo:rsid="09670ddb" officeooo:paragraph-rsid="0ec67fe1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9670ddb" officeooo:paragraph-rsid="0f3e1ce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weight="bold" officeooo:paragraph-rsid="0a8a7ec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" fo:font-weight="bold" officeooo:paragraph-rsid="0b37221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" fo:font-weight="bold" officeooo:paragraph-rsid="0b33d1a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bold" officeooo:paragraph-rsid="0e0eef2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" fo:font-weight="bold" officeooo:rsid="0d2d18c7" officeooo:paragraph-rsid="0e12d974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97a15a6" officeooo:paragraph-rsid="0ed90e78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b8ddee7" officeooo:paragraph-rsid="0ec90f55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e422cc9" officeooo:paragraph-rsid="0e58bfdd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e4a1636" officeooo:paragraph-rsid="0e9185dc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a525c8e" officeooo:paragraph-rsid="0ecb2f5f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a54af44" officeooo:paragraph-rsid="0ed163fd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b544eed" officeooo:paragraph-rsid="0d654347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b544eed" officeooo:paragraph-rsid="0ecccc2e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b544eed" officeooo:paragraph-rsid="0f6ff6b7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b544eed" officeooo:paragraph-rsid="0c4d7f38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b544eed" officeooo:paragraph-rsid="0f9bdaa9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b5c18f3" officeooo:paragraph-rsid="0b5c18f3" style:font-weight-asian="bold" style:font-weight-complex="bold"/>
    </style:style>
    <style:style style:name="P28" style:family="paragraph" style:parent-style-name="Standard">
      <style:text-properties style:font-name="DejaVu Sans" fo:font-weight="normal" officeooo:rsid="0b63a8f9" officeooo:paragraph-rsid="0fce0bf6" style:font-weight-asian="normal" style:font-weight-complex="normal"/>
    </style:style>
    <style:style style:name="P29" style:family="paragraph" style:parent-style-name="Standard">
      <style:text-properties style:font-name="DejaVu Sans" fo:font-weight="normal" officeooo:rsid="0b63a8f9" officeooo:paragraph-rsid="0fdee09b" style:font-weight-asian="normal" style:font-weight-complex="normal"/>
    </style:style>
    <style:style style:name="P30" style:family="paragraph" style:parent-style-name="Standard">
      <style:text-properties style:font-name="DejaVu Sans" fo:font-weight="normal" officeooo:rsid="0b63a8f9" officeooo:paragraph-rsid="0fdf8a51" style:font-weight-asian="normal" style:font-weight-complex="normal"/>
    </style:style>
    <style:style style:name="P31" style:family="paragraph" style:parent-style-name="Standard">
      <style:text-properties style:font-name="DejaVu Sans" fo:font-weight="normal" officeooo:rsid="0b63a8f9" officeooo:paragraph-rsid="0fe1d1ae" style:font-weight-asian="normal" style:font-weight-complex="normal"/>
    </style:style>
    <style:style style:name="P32" style:family="paragraph" style:parent-style-name="Standard">
      <style:text-properties style:font-name="DejaVu Sans" fo:font-weight="normal" officeooo:rsid="0b63a8f9" officeooo:paragraph-rsid="0fe3ca0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" fo:font-weight="normal" officeooo:rsid="0813cbe3" officeooo:paragraph-rsid="0c3766b4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f248f3d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a8a7eca" style:font-weight-asian="normal" style:font-weight-complex="normal"/>
    </style:style>
    <style:style style:name="P36" style:family="paragraph" style:parent-style-name="Standard">
      <style:text-properties style:font-name="DejaVu Sans" fo:font-weight="normal" officeooo:rsid="0a54af44" officeooo:paragraph-rsid="0a525c8e" style:font-weight-asian="normal" style:font-weight-complex="normal"/>
    </style:style>
    <style:style style:name="P37" style:family="paragraph" style:parent-style-name="Standard">
      <style:text-properties style:font-name="DejaVu Sans" fo:font-weight="normal" officeooo:rsid="0fcc02ab" officeooo:paragraph-rsid="0fd3ad6b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text-properties style:font-name="DejaVu Sans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text-properties style:font-name="DejaVu Sans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text-properties style:font-name="DejaVu Sans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text-properties style:font-name="DejaVu Sans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DejaVu Sans" fo:font-size="9pt" fo:font-weight="bold" officeooo:rsid="0716bceb" officeooo:paragraph-rsid="0b3ed9b1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a324a79" officeooo:paragraph-rsid="0ba2cc3c" style:font-size-asian="9pt" style:font-weight-asian="bold" style:font-size-complex="9pt" style:font-weight-complex="bold"/>
    </style:style>
    <style:style style:name="P46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ba2cc3c" style:font-size-asian="9pt" style:font-weight-asian="bold" style:font-size-complex="9pt" style:font-weight-complex="bold"/>
    </style:style>
    <style:style style:name="P47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faf8b4a" style:font-size-asian="9pt" style:font-weight-asian="bold" style:font-size-complex="9pt" style:font-weight-complex="bold"/>
    </style:style>
    <style:style style:name="P48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46e18f" officeooo:paragraph-rsid="0ba2cc3c" style:font-size-asian="9pt" style:font-weight-asian="bold" style:font-size-complex="9pt" style:font-weight-complex="bold"/>
    </style:style>
    <style:style style:name="P49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b3de326" officeooo:paragraph-rsid="0ba2cc3c" style:font-size-asian="9pt" style:font-weight-asian="bold" style:font-size-complex="9pt" style:font-weight-complex="bold"/>
    </style:style>
    <style:style style:name="P50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801761c" officeooo:paragraph-rsid="0ba2cc3c" style:font-size-asian="9pt" style:font-weight-asian="bold" style:font-size-complex="9pt" style:font-weight-complex="bold"/>
    </style:style>
    <style:style style:name="P51" style:family="paragraph" style:parent-style-name="Standard">
      <style:text-properties style:font-name="DejaVu Sans"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DejaVu Sans" officeooo:paragraph-rsid="0a8a7eca"/>
    </style:style>
    <style:style style:name="P53" style:family="paragraph" style:parent-style-name="Standard">
      <style:text-properties style:font-name="DejaVu Sans" officeooo:paragraph-rsid="0ba2cc3c"/>
    </style:style>
    <style:style style:name="P54" style:family="paragraph" style:parent-style-name="Standard">
      <style:text-properties style:font-name="DejaVu Sans" officeooo:paragraph-rsid="0f4a8c12"/>
    </style:style>
    <style:style style:name="P55" style:family="paragraph" style:parent-style-name="Standard">
      <style:text-properties style:font-name="DejaVu Sans" style:text-underline-style="none" fo:font-weight="bold" officeooo:rsid="0e4a1636" officeooo:paragraph-rsid="0eca771b" style:font-weight-asian="bold" style:font-weight-complex="bold"/>
    </style:style>
    <style:style style:name="P56" style:family="paragraph" style:parent-style-name="Standard">
      <style:text-properties style:font-name="DejaVu Sans" style:text-underline-style="none" fo:font-weight="normal" officeooo:rsid="0b56ffad" officeooo:paragraph-rsid="0b544eed" style:font-weight-asian="normal" style:font-weight-complex="normal"/>
    </style:style>
    <style:style style:name="P57" style:family="paragraph" style:parent-style-name="Standard">
      <style:text-properties style:font-name="DejaVu Sans" style:text-underline-style="none" fo:font-weight="normal" officeooo:rsid="0b5c18f3" officeooo:paragraph-rsid="0b5c18f3" style:font-weight-asian="normal" style:font-weight-complex="normal"/>
    </style:style>
    <style:style style:name="P58" style:family="paragraph" style:parent-style-name="Standard">
      <style:text-properties style:font-name="DejaVu Sans" fo:font-style="italic" fo:font-weight="bold" officeooo:rsid="0f6c7e8a" officeooo:paragraph-rsid="0f6c7e8a" style:font-style-asian="italic" style:font-weight-asian="bold" style:font-style-complex="italic" style:font-weight-complex="bold"/>
    </style:style>
    <style:style style:name="P59" style:family="paragraph" style:parent-style-name="Standard"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P60" style:family="paragraph" style:parent-style-name="Standard">
      <style:text-properties officeooo:paragraph-rsid="0fb7b486"/>
    </style:style>
    <style:style style:name="P61" style:family="paragraph" style:parent-style-name="Standard">
      <style:text-properties officeooo:paragraph-rsid="0fcc02ab"/>
    </style:style>
    <style:style style:name="P62" style:family="paragraph" style:parent-style-name="Standard">
      <style:text-properties officeooo:paragraph-rsid="0fd3ad6b"/>
    </style:style>
    <style:style style:name="P63" style:family="paragraph" style:parent-style-name="Standard">
      <style:text-properties officeooo:paragraph-rsid="0fd8c855"/>
    </style:style>
    <style:style style:name="P64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f138" officeooo:paragraph-rsid="0e6cf138"/>
    </style:style>
    <style:style style:name="P65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paragraph-rsid="0e5943da"/>
    </style:style>
    <style:style style:name="P66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30016" officeooo:paragraph-rsid="0e630016"/>
    </style:style>
    <style:style style:name="P67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305d" officeooo:paragraph-rsid="0e6c305d"/>
    </style:style>
    <style:style style:name="P68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69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officeooo:paragraph-rsid="0e5943da"/>
    </style:style>
    <style:style style:name="P70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style="italic" fo:font-weight="bold" officeooo:rsid="06f66ded" officeooo:paragraph-rsid="0f7494b8" style:font-size-asian="9pt" style:font-style-asian="italic" style:font-weight-asian="bold" style:font-size-complex="9pt" style:font-style-complex="italic" style:font-weight-complex="bold"/>
    </style:style>
    <style:style style:name="P72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78787" officeooo:paragraph-rsid="0b578787" style:font-weight-asian="bold" style:font-weight-complex="bold"/>
    </style:style>
    <style:style style:name="P73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ae17c" officeooo:paragraph-rsid="0b5ae17c" style:font-weight-asian="bold" style:font-weight-complex="bold"/>
    </style:style>
    <style:style style:name="P74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6df3eb" officeooo:paragraph-rsid="0b6df3eb" style:font-weight-asian="bold" style:font-weight-complex="bold"/>
    </style:style>
    <style:style style:name="P75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7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77" style:family="paragraph" style:parent-style-name="Standard" style:list-style-name="L6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7bc0f" style:font-style-asian="italic" style:font-weight-asian="bold" style:font-style-complex="italic" style:font-weight-complex="bold"/>
    </style:style>
    <style:style style:name="P78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d7a6d" officeooo:paragraph-rsid="0e6d7a6d"/>
    </style:style>
    <style:style style:name="P79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7180d9" officeooo:paragraph-rsid="0b7180d9" style:font-weight-asian="bold" style:font-weight-complex="bold"/>
    </style:style>
    <style:style style:name="P80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81" style:family="paragraph" style:parent-style-name="Standard" style:list-style-name="L6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P82" style:family="paragraph" style:parent-style-name="Standard">
      <style:paragraph-properties fo:break-before="column"/>
      <style:text-properties style:font-name="DejaVu Sans" fo:font-weight="bold" officeooo:rsid="097a15a6" officeooo:paragraph-rsid="0ed87ead" style:font-weight-asian="bold" style:font-weight-complex="bold"/>
    </style:style>
    <style:style style:name="P83" style:family="paragraph" style:parent-style-name="Standard">
      <style:paragraph-properties fo:break-before="column"/>
      <style:text-properties style:font-name="DejaVu Sans" fo:font-weight="bold" officeooo:rsid="0b544eed" officeooo:paragraph-rsid="0f9bdaa9" style:font-weight-asian="bold" style:font-weight-complex="bold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a76cfd8" officeooo:paragraph-rsid="0be6b1dc"/>
    </style:style>
    <style:style style:name="P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b208f1e" officeooo:paragraph-rsid="0ca7c42a" style:font-size-asian="9pt" style:font-weight-asian="bold" style:font-size-complex="9pt" style:font-weight-complex="bold"/>
    </style:style>
    <style:style style:name="P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9606d16" officeooo:paragraph-rsid="0ba2cc3c" style:font-size-asian="9pt" style:font-weight-asian="bold" style:font-size-complex="9pt" style:font-weight-complex="bold"/>
    </style:style>
    <style:style style:name="P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46e18f" officeooo:paragraph-rsid="0faf8b4a" style:font-size-asian="9pt" style:font-weight-asian="bold" style:font-size-complex="9pt" style:font-weight-complex="bold"/>
    </style:style>
    <style:style style:name="P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b2780c2" officeooo:paragraph-rsid="0ba2cc3c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d632c" style:font-weight-asian="bold" style:font-weight-complex="bold"/>
    </style:style>
    <style:style style:name="P9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7a15a6" officeooo:paragraph-rsid="0efe2a73" style:font-weight-asian="bold" style:font-weight-complex="bold"/>
    </style:style>
    <style:style style:name="P91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e2a73" style:font-weight-asian="bold" style:font-weight-complex="bold"/>
    </style:style>
    <style:style style:name="P92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93" style:family="paragraph" style:parent-style-name="Standard" style:list-style-name="L2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f7494b8"/>
    </style:style>
    <style:style style:name="P95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style:font-name="DejaVu Sans" fo:font-weight="bold" officeooo:rsid="0b8ddee7" officeooo:paragraph-rsid="0ec90f55" style:font-weight-asian="bold" style:font-weight-complex="bold"/>
    </style:style>
    <style:style style:name="P96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bold" officeooo:rsid="0b63a8f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8388490" style:font-weight-asian="normal" style:font-weight-complex="normal"/>
    </style:style>
    <style:style style:name="T7" style:family="text">
      <style:text-properties fo:font-weight="normal" officeooo:rsid="09204535" style:font-weight-asian="normal" style:font-weight-complex="normal"/>
    </style:style>
    <style:style style:name="T8" style:family="text">
      <style:text-properties fo:font-weight="normal" officeooo:rsid="095d4b15" style:font-weight-asian="normal" style:font-weight-complex="normal"/>
    </style:style>
    <style:style style:name="T9" style:family="text">
      <style:text-properties fo:font-weight="normal" officeooo:rsid="09fc0454" style:font-weight-asian="normal" style:font-weight-complex="normal"/>
    </style:style>
    <style:style style:name="T10" style:family="text">
      <style:text-properties fo:font-weight="normal" officeooo:rsid="09fcf6d4" style:font-weight-asian="normal" style:font-weight-complex="normal"/>
    </style:style>
    <style:style style:name="T11" style:family="text">
      <style:text-properties fo:font-weight="normal" officeooo:rsid="0a53de08" style:font-weight-asian="normal" style:font-weight-complex="normal"/>
    </style:style>
    <style:style style:name="T12" style:family="text">
      <style:text-properties fo:font-weight="normal" officeooo:rsid="0a544b4c" style:font-weight-asian="normal" style:font-weight-complex="normal"/>
    </style:style>
    <style:style style:name="T13" style:family="text">
      <style:text-properties fo:font-weight="normal" officeooo:rsid="0a5453e4" style:font-weight-asian="normal" style:font-weight-complex="normal"/>
    </style:style>
    <style:style style:name="T14" style:family="text">
      <style:text-properties fo:font-weight="normal" officeooo:rsid="0a54af44" style:font-weight-asian="normal" style:font-weight-complex="normal"/>
    </style:style>
    <style:style style:name="T15" style:family="text">
      <style:text-properties fo:font-weight="normal" officeooo:rsid="0a56d8d1" style:font-weight-asian="normal" style:font-weight-complex="normal"/>
    </style:style>
    <style:style style:name="T16" style:family="text">
      <style:text-properties fo:font-weight="normal" officeooo:rsid="0a5836b0" style:font-weight-asian="normal" style:font-weight-complex="normal"/>
    </style:style>
    <style:style style:name="T17" style:family="text">
      <style:text-properties fo:font-weight="normal" officeooo:rsid="0a58aaf8" style:font-weight-asian="normal" style:font-weight-complex="normal"/>
    </style:style>
    <style:style style:name="T18" style:family="text">
      <style:text-properties fo:font-weight="normal" officeooo:rsid="0a58b87e" style:font-weight-asian="normal" style:font-weight-complex="normal"/>
    </style:style>
    <style:style style:name="T19" style:family="text">
      <style:text-properties fo:font-weight="normal" officeooo:rsid="0a6221d7" style:font-weight-asian="normal" style:font-weight-complex="normal"/>
    </style:style>
    <style:style style:name="T20" style:family="text">
      <style:text-properties fo:font-weight="normal" officeooo:rsid="0a6a6bd2" style:font-weight-asian="normal" style:font-weight-complex="normal"/>
    </style:style>
    <style:style style:name="T21" style:family="text">
      <style:text-properties fo:font-weight="normal" officeooo:rsid="0a6b2afd" style:font-weight-asian="normal" style:font-weight-complex="normal"/>
    </style:style>
    <style:style style:name="T22" style:family="text">
      <style:text-properties fo:font-weight="normal" officeooo:rsid="0b43f044" style:font-weight-asian="normal" style:font-weight-complex="normal"/>
    </style:style>
    <style:style style:name="T23" style:family="text">
      <style:text-properties fo:font-weight="normal" officeooo:rsid="0b4729d1" style:font-weight-asian="normal" style:font-weight-complex="normal"/>
    </style:style>
    <style:style style:name="T24" style:family="text">
      <style:text-properties fo:font-weight="normal" officeooo:rsid="0b4fae9a" style:font-weight-asian="normal" style:font-weight-complex="normal"/>
    </style:style>
    <style:style style:name="T25" style:family="text">
      <style:text-properties fo:font-weight="normal" officeooo:rsid="0b4fcf47" style:font-weight-asian="normal" style:font-weight-complex="normal"/>
    </style:style>
    <style:style style:name="T26" style:family="text">
      <style:text-properties fo:font-weight="normal" officeooo:rsid="0b564b35" style:font-weight-asian="normal" style:font-weight-complex="normal"/>
    </style:style>
    <style:style style:name="T27" style:family="text">
      <style:text-properties fo:font-weight="normal" officeooo:rsid="0b566c66" style:font-weight-asian="normal" style:font-weight-complex="normal"/>
    </style:style>
    <style:style style:name="T28" style:family="text">
      <style:text-properties fo:font-weight="normal" officeooo:rsid="0b72b756" style:font-weight-asian="normal" style:font-weight-complex="normal"/>
    </style:style>
    <style:style style:name="T29" style:family="text">
      <style:text-properties fo:font-weight="normal" officeooo:rsid="0b73eff2" style:font-weight-asian="normal" style:font-weight-complex="normal"/>
    </style:style>
    <style:style style:name="T30" style:family="text">
      <style:text-properties fo:font-weight="normal" officeooo:rsid="0b749383" style:font-weight-asian="normal" style:font-weight-complex="normal"/>
    </style:style>
    <style:style style:name="T31" style:family="text">
      <style:text-properties fo:font-weight="normal" officeooo:rsid="0b79b87e" style:font-weight-asian="normal" style:font-weight-complex="normal"/>
    </style:style>
    <style:style style:name="T32" style:family="text">
      <style:text-properties fo:font-weight="normal" officeooo:rsid="0b7af5d1" style:font-weight-asian="normal" style:font-weight-complex="normal"/>
    </style:style>
    <style:style style:name="T33" style:family="text">
      <style:text-properties fo:font-weight="normal" officeooo:rsid="0b7bbd1e" style:font-weight-asian="normal" style:font-weight-complex="normal"/>
    </style:style>
    <style:style style:name="T34" style:family="text">
      <style:text-properties fo:font-weight="normal" officeooo:rsid="0b7cbbe0" style:font-weight-asian="normal" style:font-weight-complex="normal"/>
    </style:style>
    <style:style style:name="T35" style:family="text">
      <style:text-properties fo:font-weight="normal" officeooo:rsid="0ba7c2ab" style:font-weight-asian="normal" style:font-weight-complex="normal"/>
    </style:style>
    <style:style style:name="T36" style:family="text">
      <style:text-properties fo:font-weight="normal" officeooo:rsid="0bacccff" style:font-weight-asian="normal" style:font-weight-complex="normal"/>
    </style:style>
    <style:style style:name="T37" style:family="text">
      <style:text-properties fo:font-weight="normal" officeooo:rsid="0bbe266f" style:font-weight-asian="normal" style:font-weight-complex="normal"/>
    </style:style>
    <style:style style:name="T38" style:family="text">
      <style:text-properties fo:font-weight="normal" officeooo:rsid="0bf2698a" style:font-weight-asian="normal" style:font-weight-complex="normal"/>
    </style:style>
    <style:style style:name="T39" style:family="text">
      <style:text-properties fo:font-weight="normal" officeooo:rsid="0bf450ea" style:font-weight-asian="normal" style:font-weight-complex="normal"/>
    </style:style>
    <style:style style:name="T40" style:family="text">
      <style:text-properties fo:font-weight="normal" officeooo:rsid="0bf47653" style:font-weight-asian="normal" style:font-weight-complex="normal"/>
    </style:style>
    <style:style style:name="T41" style:family="text">
      <style:text-properties fo:font-weight="normal" officeooo:rsid="0c0aa9b9" style:font-weight-asian="normal" style:font-weight-complex="normal"/>
    </style:style>
    <style:style style:name="T42" style:family="text">
      <style:text-properties fo:font-weight="normal" officeooo:rsid="0c0f1ff7" style:font-weight-asian="normal" style:font-weight-complex="normal"/>
    </style:style>
    <style:style style:name="T43" style:family="text">
      <style:text-properties fo:font-weight="normal" officeooo:rsid="0c10aea3" style:font-weight-asian="normal" style:font-weight-complex="normal"/>
    </style:style>
    <style:style style:name="T44" style:family="text">
      <style:text-properties fo:font-weight="normal" officeooo:rsid="0c155987" style:font-weight-asian="normal" style:font-weight-complex="normal"/>
    </style:style>
    <style:style style:name="T45" style:family="text">
      <style:text-properties fo:font-weight="normal" officeooo:rsid="0c162ac1" style:font-weight-asian="normal" style:font-weight-complex="normal"/>
    </style:style>
    <style:style style:name="T46" style:family="text">
      <style:text-properties fo:font-weight="normal" officeooo:rsid="0c830c11" style:font-weight-asian="normal" style:font-weight-complex="normal"/>
    </style:style>
    <style:style style:name="T47" style:family="text">
      <style:text-properties fo:font-weight="normal" officeooo:rsid="0c851f77" style:font-weight-asian="normal" style:font-weight-complex="normal"/>
    </style:style>
    <style:style style:name="T48" style:family="text">
      <style:text-properties fo:font-weight="normal" officeooo:rsid="0cb3b6b7" style:font-weight-asian="normal" style:font-weight-complex="normal"/>
    </style:style>
    <style:style style:name="T49" style:family="text">
      <style:text-properties fo:font-weight="normal" officeooo:rsid="0cb55f5b" style:font-weight-asian="normal" style:font-weight-complex="normal"/>
    </style:style>
    <style:style style:name="T50" style:family="text">
      <style:text-properties fo:font-weight="normal" officeooo:rsid="0cb74317" style:font-weight-asian="normal" style:font-weight-complex="normal"/>
    </style:style>
    <style:style style:name="T51" style:family="text">
      <style:text-properties fo:font-weight="normal" officeooo:rsid="0cc1605e" style:font-weight-asian="normal" style:font-weight-complex="normal"/>
    </style:style>
    <style:style style:name="T52" style:family="text">
      <style:text-properties fo:font-weight="normal" officeooo:rsid="0cc28e97" style:font-weight-asian="normal" style:font-weight-complex="normal"/>
    </style:style>
    <style:style style:name="T53" style:family="text">
      <style:text-properties fo:font-weight="normal" officeooo:rsid="0cd22fc4" style:font-weight-asian="normal" style:font-weight-complex="normal"/>
    </style:style>
    <style:style style:name="T54" style:family="text">
      <style:text-properties fo:font-weight="normal" officeooo:rsid="0cd3b1ba" style:font-weight-asian="normal" style:font-weight-complex="normal"/>
    </style:style>
    <style:style style:name="T55" style:family="text">
      <style:text-properties fo:font-weight="normal" officeooo:rsid="0cdf2f8c" style:font-weight-asian="normal" style:font-weight-complex="normal"/>
    </style:style>
    <style:style style:name="T56" style:family="text">
      <style:text-properties fo:font-weight="normal" officeooo:rsid="0cdfc261" style:font-weight-asian="normal" style:font-weight-complex="normal"/>
    </style:style>
    <style:style style:name="T57" style:family="text">
      <style:text-properties fo:font-weight="normal" officeooo:rsid="0ce6ebfa" style:font-weight-asian="normal" style:font-weight-complex="normal"/>
    </style:style>
    <style:style style:name="T58" style:family="text">
      <style:text-properties fo:font-weight="normal" officeooo:rsid="0ce73c9e" style:font-weight-asian="normal" style:font-weight-complex="normal"/>
    </style:style>
    <style:style style:name="T59" style:family="text">
      <style:text-properties fo:font-weight="normal" officeooo:rsid="0ced4930" style:font-weight-asian="normal" style:font-weight-complex="normal"/>
    </style:style>
    <style:style style:name="T60" style:family="text">
      <style:text-properties fo:font-weight="normal" officeooo:rsid="0cf102c6" style:font-weight-asian="normal" style:font-weight-complex="normal"/>
    </style:style>
    <style:style style:name="T61" style:family="text">
      <style:text-properties fo:font-weight="normal" officeooo:rsid="0d08d266" style:font-weight-asian="normal" style:font-weight-complex="normal"/>
    </style:style>
    <style:style style:name="T62" style:family="text">
      <style:text-properties fo:font-weight="normal" officeooo:rsid="0d0e8c6e" style:font-weight-asian="normal" style:font-weight-complex="normal"/>
    </style:style>
    <style:style style:name="T63" style:family="text">
      <style:text-properties fo:font-weight="normal" officeooo:rsid="0d11d8b3" style:font-weight-asian="normal" style:font-weight-complex="normal"/>
    </style:style>
    <style:style style:name="T64" style:family="text">
      <style:text-properties fo:font-weight="normal" officeooo:rsid="0d1b1e96" style:font-weight-asian="normal" style:font-weight-complex="normal"/>
    </style:style>
    <style:style style:name="T65" style:family="text">
      <style:text-properties fo:font-weight="normal" officeooo:rsid="0d1cade1" style:font-weight-asian="normal" style:font-weight-complex="normal"/>
    </style:style>
    <style:style style:name="T66" style:family="text">
      <style:text-properties fo:font-weight="normal" officeooo:rsid="0d873988" style:font-weight-asian="normal" style:font-weight-complex="normal"/>
    </style:style>
    <style:style style:name="T67" style:family="text">
      <style:text-properties fo:font-weight="normal" officeooo:rsid="0d90d59a" style:font-weight-asian="normal" style:font-weight-complex="normal"/>
    </style:style>
    <style:style style:name="T68" style:family="text">
      <style:text-properties fo:font-weight="normal" officeooo:rsid="0dd83591" style:font-weight-asian="normal" style:font-weight-complex="normal"/>
    </style:style>
    <style:style style:name="T69" style:family="text">
      <style:text-properties fo:font-weight="normal" officeooo:rsid="0dea474b" style:font-weight-asian="normal" style:font-weight-complex="normal"/>
    </style:style>
    <style:style style:name="T70" style:family="text">
      <style:text-properties fo:font-weight="normal" officeooo:rsid="0df329fa" style:font-weight-asian="normal" style:font-weight-complex="normal"/>
    </style:style>
    <style:style style:name="T71" style:family="text">
      <style:text-properties fo:font-weight="normal" officeooo:rsid="0df3589e" style:font-weight-asian="normal" style:font-weight-complex="normal"/>
    </style:style>
    <style:style style:name="T72" style:family="text">
      <style:text-properties fo:font-weight="normal" officeooo:rsid="0df8e559" style:font-weight-asian="normal" style:font-weight-complex="normal"/>
    </style:style>
    <style:style style:name="T73" style:family="text">
      <style:text-properties fo:font-weight="normal" officeooo:rsid="0dfc5ad5" style:font-weight-asian="normal" style:font-weight-complex="normal"/>
    </style:style>
    <style:style style:name="T74" style:family="text">
      <style:text-properties fo:font-weight="normal" officeooo:rsid="0dfe4df5" style:font-weight-asian="normal" style:font-weight-complex="normal"/>
    </style:style>
    <style:style style:name="T75" style:family="text">
      <style:text-properties fo:font-weight="normal" officeooo:rsid="0e164f56" style:font-weight-asian="normal" style:font-weight-complex="normal"/>
    </style:style>
    <style:style style:name="T76" style:family="text">
      <style:text-properties fo:font-weight="normal" officeooo:rsid="0e2de29a" style:font-weight-asian="normal" style:font-weight-complex="normal"/>
    </style:style>
    <style:style style:name="T77" style:family="text">
      <style:text-properties fo:font-weight="normal" officeooo:rsid="0e35a281" style:font-weight-asian="normal" style:font-weight-complex="normal"/>
    </style:style>
    <style:style style:name="T78" style:family="text">
      <style:text-properties fo:font-weight="normal" officeooo:rsid="0e7e1b72" style:font-weight-asian="normal" style:font-weight-complex="normal"/>
    </style:style>
    <style:style style:name="T79" style:family="text">
      <style:text-properties fo:font-weight="normal" officeooo:rsid="0f15964a" style:font-weight-asian="normal" style:font-weight-complex="normal"/>
    </style:style>
    <style:style style:name="T80" style:family="text">
      <style:text-properties fo:font-weight="normal" officeooo:rsid="0f1665fb" style:font-weight-asian="normal" style:font-weight-complex="normal"/>
    </style:style>
    <style:style style:name="T81" style:family="text">
      <style:text-properties fo:font-weight="normal" officeooo:rsid="0f184456" style:font-weight-asian="normal" style:font-weight-complex="normal"/>
    </style:style>
    <style:style style:name="T82" style:family="text">
      <style:text-properties fo:font-weight="normal" officeooo:rsid="0f2c127c" style:font-weight-asian="normal" style:font-weight-complex="normal"/>
    </style:style>
    <style:style style:name="T83" style:family="text">
      <style:text-properties fo:font-weight="normal" officeooo:rsid="0e2ab47c" style:font-weight-asian="normal" style:font-weight-complex="normal"/>
    </style:style>
    <style:style style:name="T84" style:family="text">
      <style:text-properties fo:font-weight="normal" officeooo:rsid="0f1b8d80" style:font-weight-asian="normal" style:font-weight-complex="normal"/>
    </style:style>
    <style:style style:name="T85" style:family="text">
      <style:text-properties fo:font-weight="normal" officeooo:rsid="0f1f655b" style:font-weight-asian="normal" style:font-weight-complex="normal"/>
    </style:style>
    <style:style style:name="T86" style:family="text">
      <style:text-properties fo:font-weight="normal" officeooo:rsid="0fa5df7e" style:font-weight-asian="normal" style:font-weight-complex="normal"/>
    </style:style>
    <style:style style:name="T87" style:family="text">
      <style:text-properties fo:font-weight="normal" officeooo:rsid="0fa7c82e" style:font-weight-asian="normal" style:font-weight-complex="normal"/>
    </style:style>
    <style:style style:name="T88" style:family="text">
      <style:text-properties fo:font-weight="normal" officeooo:rsid="0faa624f" style:font-weight-asian="normal" style:font-weight-complex="normal"/>
    </style:style>
    <style:style style:name="T89" style:family="text">
      <style:text-properties fo:font-weight="normal" officeooo:rsid="0faa64b4" style:font-weight-asian="normal" style:font-weight-complex="normal"/>
    </style:style>
    <style:style style:name="T90" style:family="text">
      <style:text-properties fo:font-weight="normal" officeooo:rsid="0fabb1ff" style:font-weight-asian="normal" style:font-weight-complex="normal"/>
    </style:style>
    <style:style style:name="T91" style:family="text">
      <style:text-properties fo:font-weight="normal" officeooo:rsid="0fad2269" style:font-weight-asian="normal" style:font-weight-complex="normal"/>
    </style:style>
    <style:style style:name="T92" style:family="text">
      <style:text-properties fo:font-weight="normal" officeooo:rsid="0fb7b486" style:font-weight-asian="normal" style:font-weight-complex="normal"/>
    </style:style>
    <style:style style:name="T9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f06bb09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officeooo:rsid="097a15a6" style:font-style-asian="italic" style:font-style-complex="italic"/>
    </style:style>
    <style:style style:name="T98" style:family="text">
      <style:text-properties fo:font-style="italic" officeooo:rsid="0b8ddee7" style:font-style-asian="italic" style:font-style-complex="italic"/>
    </style:style>
    <style:style style:name="T99" style:family="text">
      <style:text-properties fo:font-style="italic" officeooo:rsid="0716bceb" style:font-style-asian="italic" style:font-style-complex="italic"/>
    </style:style>
    <style:style style:name="T100" style:family="text">
      <style:text-properties fo:font-style="italic" officeooo:rsid="083c8ada" style:font-style-asian="italic" style:font-style-complex="italic"/>
    </style:style>
    <style:style style:name="T101" style:family="text">
      <style:text-properties fo:font-style="italic" officeooo:rsid="0ce6ed8d" style:font-style-asian="italic" style:font-style-complex="italic"/>
    </style:style>
    <style:style style:name="T102" style:family="text">
      <style:text-properties fo:font-style="italic" officeooo:rsid="08388490" style:font-style-asian="italic" style:font-style-complex="italic"/>
    </style:style>
    <style:style style:name="T103" style:family="text">
      <style:text-properties fo:font-style="italic" officeooo:rsid="0f9bdaa9" style:font-style-asian="italic" style:font-style-complex="italic"/>
    </style:style>
    <style:style style:name="T104" style:family="text">
      <style:text-properties fo:font-style="italic" officeooo:rsid="0fa31b40" style:font-style-asian="italic" style:font-style-complex="italic"/>
    </style:style>
    <style:style style:name="T105" style:family="text">
      <style:text-properties fo:font-style="normal" style:font-style-asian="normal" style:font-style-complex="normal"/>
    </style:style>
    <style:style style:name="T106" style:family="text">
      <style:text-properties fo:font-style="normal" officeooo:rsid="0716bceb" style:font-style-asian="normal" style:font-style-complex="normal"/>
    </style:style>
    <style:style style:name="T107" style:family="text">
      <style:text-properties fo:font-style="normal" officeooo:rsid="0b3d8491" style:font-style-asian="normal" style:font-style-complex="normal"/>
    </style:style>
    <style:style style:name="T108" style:family="text">
      <style:text-properties fo:font-style="normal" officeooo:rsid="071c4ff5" style:font-style-asian="normal" style:font-style-complex="normal"/>
    </style:style>
    <style:style style:name="T109" style:family="text">
      <style:text-properties fo:font-style="normal" officeooo:rsid="08388490" style:font-style-asian="normal" style:font-style-complex="normal"/>
    </style:style>
    <style:style style:name="T1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f0849ae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b8ddee7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f9bdaa9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f9e30b8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f9f8560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f9fc387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fa15660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8388490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cbd8db0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d858d30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d82799c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bf45121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bf47653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fb273f3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fb457eb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ef84d0e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b8ddee7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f72ca9d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755d39c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f7d46be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f816570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f870dd3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f88a20a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f902cc0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f97bc0f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officeooo:rsid="0c5924ef" style:font-style-asian="normal" style:font-style-complex="normal"/>
    </style:style>
    <style:style style:name="T174" style:family="text">
      <style:text-properties fo:font-style="normal" style:text-underline-style="none" officeooo:rsid="0f72ca9d" style:font-style-asian="normal" style:font-style-complex="normal"/>
    </style:style>
    <style:style style:name="T175" style:family="text">
      <style:text-properties fo:font-style="normal" style:text-underline-style="none" officeooo:rsid="0755d39c" style:font-style-asian="normal" style:font-style-complex="normal"/>
    </style:style>
    <style:style style:name="T176" style:family="text">
      <style:text-properties fo:font-style="normal" style:text-underline-style="none" officeooo:rsid="0f96564e" style:font-style-asian="normal" style:font-style-complex="normal"/>
    </style:style>
    <style:style style:name="T177" style:family="text">
      <style:text-properties fo:font-style="normal" style:text-underline-style="none" officeooo:rsid="0f97bc0f" style:font-style-asian="normal" style:font-style-complex="normal"/>
    </style:style>
    <style:style style:name="T178" style:family="text">
      <style:text-properties fo:font-style="normal" style:text-underline-style="solid" style:text-underline-width="auto" style:text-underline-color="font-color" fo:font-weight="normal" officeooo:rsid="0f870dd3" style:font-style-asian="normal" style:font-weight-asian="normal" style:font-style-complex="normal" style:font-weight-complex="normal"/>
    </style:style>
    <style:style style:name="T179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80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81" style:family="text">
      <style:text-properties style:text-underline-style="solid" style:text-underline-width="auto" style:text-underline-color="font-color" fo:font-weight="normal" officeooo:rsid="0f1665fb" style:font-weight-asian="normal" style:font-weight-complex="normal"/>
    </style:style>
    <style:style style:name="T182" style:family="text">
      <style:text-properties fo:font-size="9pt" fo:font-weight="normal" style:font-size-asian="9pt" style:font-weight-asian="normal" style:font-size-complex="9pt" style:font-weight-complex="normal"/>
    </style:style>
    <style:style style:name="T183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84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85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86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87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88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89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190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191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192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193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194" style:family="text">
      <style:text-properties fo:font-size="9pt" fo:font-weight="normal" officeooo:rsid="0cd585d5" style:font-size-asian="9pt" style:font-weight-asian="normal" style:font-size-complex="9pt" style:font-weight-complex="normal"/>
    </style:style>
    <style:style style:name="T195" style:family="text">
      <style:text-properties fo:font-size="9pt" fo:font-weight="normal" officeooo:rsid="0cd7b030" style:font-size-asian="9pt" style:font-weight-asian="normal" style:font-size-complex="9pt" style:font-weight-complex="normal"/>
    </style:style>
    <style:style style:name="T196" style:family="text">
      <style:text-properties fo:font-size="9pt" fo:font-weight="normal" officeooo:rsid="0cd85e4b" style:font-size-asian="9pt" style:font-weight-asian="normal" style:font-size-complex="9pt" style:font-weight-complex="normal"/>
    </style:style>
    <style:style style:name="T197" style:family="text">
      <style:text-properties fo:font-size="9pt" fo:font-weight="normal" officeooo:rsid="0c0b2006" style:font-size-asian="9pt" style:font-weight-asian="normal" style:font-size-complex="9pt" style:font-weight-complex="normal"/>
    </style:style>
    <style:style style:name="T198" style:family="text">
      <style:text-properties fo:font-size="9pt" fo:font-weight="normal" officeooo:rsid="0da37330" style:font-size-asian="9pt" style:font-weight-asian="normal" style:font-size-complex="9pt" style:font-weight-complex="normal"/>
    </style:style>
    <style:style style:name="T199" style:family="text">
      <style:text-properties fo:font-size="9pt" fo:font-weight="normal" officeooo:rsid="0d1330c3" style:font-size-asian="9pt" style:font-weight-asian="normal" style:font-size-complex="9pt" style:font-weight-complex="normal"/>
    </style:style>
    <style:style style:name="T200" style:family="text">
      <style:text-properties fo:font-size="9pt" fo:font-weight="normal" officeooo:rsid="0d65649e" style:font-size-asian="9pt" style:font-weight-asian="normal" style:font-size-complex="9pt" style:font-weight-complex="normal"/>
    </style:style>
    <style:style style:name="T201" style:family="text">
      <style:text-properties fo:font-size="9pt" fo:font-weight="normal" officeooo:rsid="0c3f3308" style:font-size-asian="9pt" style:font-weight-asian="normal" style:font-size-complex="9pt" style:font-weight-complex="normal"/>
    </style:style>
    <style:style style:name="T202" style:family="text">
      <style:text-properties fo:font-size="9pt" fo:font-weight="normal" officeooo:rsid="0d63d029" style:font-size-asian="9pt" style:font-weight-asian="normal" style:font-size-complex="9pt" style:font-weight-complex="normal"/>
    </style:style>
    <style:style style:name="T203" style:family="text">
      <style:text-properties fo:font-size="9pt" fo:font-weight="normal" officeooo:rsid="0d9d8858" style:font-size-asian="9pt" style:font-weight-asian="normal" style:font-size-complex="9pt" style:font-weight-complex="normal"/>
    </style:style>
    <style:style style:name="T204" style:family="text">
      <style:text-properties fo:font-size="9pt" fo:font-weight="normal" officeooo:rsid="0d9e420e" style:font-size-asian="9pt" style:font-weight-asian="normal" style:font-size-complex="9pt" style:font-weight-complex="normal"/>
    </style:style>
    <style:style style:name="T205" style:family="text">
      <style:text-properties fo:font-size="9pt" fo:font-weight="normal" officeooo:rsid="0d654347" style:font-size-asian="9pt" style:font-weight-asian="normal" style:font-size-complex="9pt" style:font-weight-complex="normal"/>
    </style:style>
    <style:style style:name="T206" style:family="text">
      <style:text-properties fo:font-size="9pt" fo:font-weight="normal" officeooo:rsid="0d99702a" style:font-size-asian="9pt" style:font-weight-asian="normal" style:font-size-complex="9pt" style:font-weight-complex="normal"/>
    </style:style>
    <style:style style:name="T207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08" style:family="text">
      <style:text-properties fo:font-size="9pt" fo:font-weight="normal" officeooo:rsid="0f78745f" style:font-size-asian="9pt" style:font-weight-asian="normal" style:font-size-complex="9pt" style:font-weight-complex="normal"/>
    </style:style>
    <style:style style:name="T209" style:family="text">
      <style:text-properties fo:font-size="9pt" fo:font-weight="normal" officeooo:rsid="0f78fe68" style:font-size-asian="9pt" style:font-weight-asian="normal" style:font-size-complex="9pt" style:font-weight-complex="normal"/>
    </style:style>
    <style:style style:name="T210" style:family="text">
      <style:text-properties fo:font-size="9pt" fo:font-weight="normal" officeooo:rsid="0f7ba1e7" style:font-size-asian="9pt" style:font-weight-asian="normal" style:font-size-complex="9pt" style:font-weight-complex="normal"/>
    </style:style>
    <style:style style:name="T211" style:family="text">
      <style:text-properties fo:font-size="9pt" fo:font-weight="normal" officeooo:rsid="0f7d46be" style:font-size-asian="9pt" style:font-weight-asian="normal" style:font-size-complex="9pt" style:font-weight-complex="normal"/>
    </style:style>
    <style:style style:name="T212" style:family="text">
      <style:text-properties fo:font-size="9pt" fo:font-weight="normal" officeooo:rsid="0fadd688" style:font-size-asian="9pt" style:font-weight-asian="normal" style:font-size-complex="9pt" style:font-weight-complex="normal"/>
    </style:style>
    <style:style style:name="T213" style:family="text">
      <style:text-properties fo:font-size="9pt" fo:font-weight="normal" officeooo:rsid="0faefd2f" style:font-size-asian="9pt" style:font-weight-asian="normal" style:font-size-complex="9pt" style:font-weight-complex="normal"/>
    </style:style>
    <style:style style:name="T214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215" style:family="text">
      <style:text-properties fo:font-size="9pt" fo:font-weight="normal" officeooo:rsid="0c8ec698" style:font-size-asian="9pt" style:font-weight-asian="normal" style:font-size-complex="9pt" style:font-weight-complex="normal"/>
    </style:style>
    <style:style style:name="T216" style:family="text">
      <style:text-properties fo:font-size="9pt" style:font-size-asian="9pt" style:font-size-complex="9pt"/>
    </style:style>
    <style:style style:name="T217" style:family="text">
      <style:text-properties fo:font-size="9pt" officeooo:rsid="0716bceb" style:font-size-asian="9pt" style:font-size-complex="9pt"/>
    </style:style>
    <style:style style:name="T218" style:family="text">
      <style:text-properties fo:font-size="9pt" officeooo:rsid="071b3c17" style:font-size-asian="9pt" style:font-size-complex="9pt"/>
    </style:style>
    <style:style style:name="T219" style:family="text">
      <style:text-properties fo:font-size="9pt" officeooo:rsid="071c4ff5" style:font-size-asian="9pt" style:font-size-complex="9pt"/>
    </style:style>
    <style:style style:name="T220" style:family="text">
      <style:text-properties fo:font-size="9pt" officeooo:rsid="082e99d0" style:font-size-asian="9pt" style:font-size-complex="9pt"/>
    </style:style>
    <style:style style:name="T221" style:family="text">
      <style:text-properties fo:font-size="9pt" officeooo:rsid="0b49f672" style:font-size-asian="9pt" style:font-size-complex="9pt"/>
    </style:style>
    <style:style style:name="T222" style:family="text">
      <style:text-properties fo:font-size="9pt" officeooo:rsid="0b4a29b0" style:font-size-asian="9pt" style:font-size-complex="9pt"/>
    </style:style>
    <style:style style:name="T223" style:family="text">
      <style:text-properties fo:font-size="9pt" officeooo:rsid="0b4b9307" style:font-size-asian="9pt" style:font-size-complex="9pt"/>
    </style:style>
    <style:style style:name="T224" style:family="text">
      <style:text-properties fo:font-size="9pt" officeooo:rsid="0bc7b627" style:font-size-asian="9pt" style:font-size-complex="9pt"/>
    </style:style>
    <style:style style:name="T225" style:family="text">
      <style:text-properties fo:font-size="9pt" officeooo:rsid="0c204544" style:font-size-asian="9pt" style:font-size-complex="9pt"/>
    </style:style>
    <style:style style:name="T226" style:family="text">
      <style:text-properties fo:font-size="9pt" officeooo:rsid="0c2f6408" style:font-size-asian="9pt" style:font-size-complex="9pt"/>
    </style:style>
    <style:style style:name="T227" style:family="text">
      <style:text-properties fo:font-size="9pt" officeooo:rsid="0c8ed370" style:font-size-asian="9pt" style:font-size-complex="9pt"/>
    </style:style>
    <style:style style:name="T228" style:family="text">
      <style:text-properties fo:font-size="9pt" officeooo:rsid="0c922193" style:font-size-asian="9pt" style:font-size-complex="9pt"/>
    </style:style>
    <style:style style:name="T229" style:family="text">
      <style:text-properties fo:font-size="9pt" officeooo:rsid="0c96c4d2" style:font-size-asian="9pt" style:font-size-complex="9pt"/>
    </style:style>
    <style:style style:name="T230" style:family="text">
      <style:text-properties fo:font-size="9pt" officeooo:rsid="0d35e816" style:font-size-asian="9pt" style:font-size-complex="9pt"/>
    </style:style>
    <style:style style:name="T231" style:family="text">
      <style:text-properties fo:font-size="9pt" officeooo:rsid="0d7023ee" style:font-size-asian="9pt" style:font-size-complex="9pt"/>
    </style:style>
    <style:style style:name="T232" style:family="text">
      <style:text-properties fo:font-size="9pt" officeooo:rsid="0dcd2eca" style:font-size-asian="9pt" style:font-size-complex="9pt"/>
    </style:style>
    <style:style style:name="T233" style:family="text">
      <style:text-properties fo:font-size="9pt" officeooo:rsid="0dd22b58" style:font-size-asian="9pt" style:font-size-complex="9pt"/>
    </style:style>
    <style:style style:name="T234" style:family="text">
      <style:text-properties fo:font-size="9pt" officeooo:rsid="0ee933e9" style:font-size-asian="9pt" style:font-size-complex="9pt"/>
    </style:style>
    <style:style style:name="T235" style:family="text">
      <style:text-properties fo:font-size="9pt" officeooo:rsid="0eea3487" style:font-size-asian="9pt" style:font-size-complex="9pt"/>
    </style:style>
    <style:style style:name="T236" style:family="text">
      <style:text-properties fo:font-size="9pt" officeooo:rsid="0f219d1e" style:font-size-asian="9pt" style:font-size-complex="9pt"/>
    </style:style>
    <style:style style:name="T237" style:family="text">
      <style:text-properties fo:font-size="9pt" officeooo:rsid="0f248f3d" style:font-size-asian="9pt" style:font-size-complex="9pt"/>
    </style:style>
    <style:style style:name="T238" style:family="text">
      <style:text-properties fo:font-size="9pt" officeooo:rsid="0f263a52" style:font-size-asian="9pt" style:font-size-complex="9pt"/>
    </style:style>
    <style:style style:name="T239" style:family="text">
      <style:text-properties fo:font-size="9pt" officeooo:rsid="0f29bbc1" style:font-size-asian="9pt" style:font-size-complex="9pt"/>
    </style:style>
    <style:style style:name="T240" style:family="text">
      <style:text-properties fo:font-size="9pt" officeooo:rsid="0f2aba3c" style:font-size-asian="9pt" style:font-size-complex="9pt"/>
    </style:style>
    <style:style style:name="T241" style:family="text">
      <style:text-properties fo:font-size="9pt" officeooo:rsid="06f66ded" style:font-size-asian="9pt" style:font-size-complex="9pt"/>
    </style:style>
    <style:style style:name="T242" style:family="text">
      <style:text-properties fo:font-size="9pt" officeooo:rsid="0f60f761" style:font-size-asian="9pt" style:font-size-complex="9pt"/>
    </style:style>
    <style:style style:name="T243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44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45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46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47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48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249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250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251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252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253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254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255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256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257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258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259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260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261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262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263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264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265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266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267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268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269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270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271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272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273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274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275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276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277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278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279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280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281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282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283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284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285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286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287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288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289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290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291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292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293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294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295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296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297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f091323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f040072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f61d484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f630882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f66a4ef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style:font-size-asian="9pt" style:font-style-asian="normal" style:font-size-complex="9pt" style:font-style-complex="normal"/>
    </style:style>
    <style:style style:name="T346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47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48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49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50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51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52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53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54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55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56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57" style:family="text">
      <style:text-properties fo:font-size="9pt" fo:font-style="normal" officeooo:rsid="06f66ded" style:font-size-asian="9pt" style:font-style-asian="normal" style:font-size-complex="9pt" style:font-style-complex="normal"/>
    </style:style>
    <style:style style:name="T358" style:family="text">
      <style:text-properties fo:font-size="9pt" fo:font-style="normal" officeooo:rsid="0c567ffe" style:font-size-asian="9pt" style:font-style-asian="normal" style:font-size-complex="9pt" style:font-style-complex="normal"/>
    </style:style>
    <style:style style:name="T359" style:family="text">
      <style:text-properties fo:font-size="9pt" fo:font-style="normal" officeooo:rsid="097d5067" style:font-size-asian="9pt" style:font-style-asian="normal" style:font-size-complex="9pt" style:font-style-complex="normal"/>
    </style:style>
    <style:style style:name="T360" style:family="text">
      <style:text-properties fo:font-size="9pt" fo:font-style="normal" officeooo:rsid="0e49a330" style:font-size-asian="9pt" style:font-style-asian="normal" style:font-size-complex="9pt" style:font-style-complex="normal"/>
    </style:style>
    <style:style style:name="T361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62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366" style:family="text">
      <style:text-properties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367" style:family="text">
      <style:text-properties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368" style:family="text">
      <style:text-properties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369" style:family="text">
      <style:text-properties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370" style:family="text">
      <style:text-properties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371" style:family="text">
      <style:text-properties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373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style:text-underline-style="none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style:text-underline-style="none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fo:font-size="9pt" fo:font-style="normal" style:text-underline-style="none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fo:font-size="9pt" fo:font-style="normal" style:text-underline-style="none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379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80" style:family="text">
      <style:text-properties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381" style:family="text">
      <style:text-properties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382" style:family="text">
      <style:text-properties fo:font-size="9pt" fo:font-style="normal" style:text-underline-style="none" fo:font-weight="normal" officeooo:rsid="0f83b94c" style:font-size-asian="9pt" style:font-style-asian="normal" style:font-weight-asian="normal" style:font-size-complex="9pt" style:font-style-complex="normal" style:font-weight-complex="normal"/>
    </style:style>
    <style:style style:name="T383" style:family="text">
      <style:text-properties fo:font-size="9pt" fo:font-style="normal" style:text-underline-style="none" fo:font-weight="normal" officeooo:rsid="0f83d8bb" style:font-size-asian="9pt" style:font-style-asian="normal" style:font-weight-asian="normal" style:font-size-complex="9pt" style:font-style-complex="normal" style:font-weight-complex="normal"/>
    </style:style>
    <style:style style:name="T384" style:family="text">
      <style:text-properties fo:font-size="9pt" fo:font-style="normal" style:text-underline-style="none" officeooo:rsid="0ecc27a1" style:font-size-asian="9pt" style:font-style-asian="normal" style:font-size-complex="9pt" style:font-style-complex="normal"/>
    </style:style>
    <style:style style:name="T385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386" style:family="text">
      <style:text-properties fo:font-size="9pt" fo:font-weight="bold" style:font-size-asian="9pt" style:font-weight-asian="bold" style:font-size-complex="9pt" style:font-weight-complex="bold"/>
    </style:style>
    <style:style style:name="T387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88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89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90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91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92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93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94" style:family="text">
      <style:text-properties fo:font-size="9pt" fo:font-weight="bold" officeooo:rsid="0bc7b627" style:font-size-asian="9pt" style:font-weight-asian="bold" style:font-size-complex="9pt" style:font-weight-complex="bold"/>
    </style:style>
    <style:style style:name="T395" style:family="text">
      <style:text-properties fo:font-size="9pt" fo:font-weight="bold" officeooo:rsid="0f248f3d" style:font-size-asian="9pt" style:font-weight-asian="bold" style:font-size-complex="9pt" style:font-weight-complex="bold"/>
    </style:style>
    <style:style style:name="T396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397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98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399" style:family="text">
      <style:text-properties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400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01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402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403" style:family="text">
      <style:text-properties fo:font-size="9pt" fo:font-style="italic" style:text-underline-style="none" officeooo:rsid="0c4c2717" style:font-size-asian="9pt" style:font-style-asian="italic" style:font-size-complex="9pt" style:font-style-complex="italic"/>
    </style:style>
    <style:style style:name="T404" style:family="text">
      <style:text-properties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405" style:family="text">
      <style:text-properties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406" style:family="text">
      <style:text-properties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407" style:family="text">
      <style:text-properties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408" style:family="text">
      <style:text-properties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409" style:family="text">
      <style:text-properties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410" style:family="text">
      <style:text-properties officeooo:rsid="0716bceb"/>
    </style:style>
    <style:style style:name="T411" style:family="text">
      <style:text-properties officeooo:rsid="08388490"/>
    </style:style>
    <style:style style:name="T412" style:family="text">
      <style:text-properties officeooo:rsid="09fc0454"/>
    </style:style>
    <style:style style:name="T413" style:family="text">
      <style:text-properties style:text-underline-style="none" fo:font-weight="normal" style:font-weight-asian="normal" style:font-weight-complex="normal"/>
    </style:style>
    <style:style style:name="T414" style:family="text">
      <style:text-properties style:text-underline-style="none" fo:font-weight="normal" officeooo:rsid="0b566c66" style:font-weight-asian="normal" style:font-weight-complex="normal"/>
    </style:style>
    <style:style style:name="T415" style:family="text">
      <style:text-properties style:text-underline-style="none" fo:font-weight="normal" officeooo:rsid="0b56a798" style:font-weight-asian="normal" style:font-weight-complex="normal"/>
    </style:style>
    <style:style style:name="T416" style:family="text">
      <style:text-properties style:text-underline-style="none" fo:font-weight="normal" officeooo:rsid="0b56ffad" style:font-weight-asian="normal" style:font-weight-complex="normal"/>
    </style:style>
    <style:style style:name="T417" style:family="text">
      <style:text-properties style:text-underline-style="none" fo:font-weight="normal" officeooo:rsid="0b5ae17c" style:font-weight-asian="normal" style:font-weight-complex="normal"/>
    </style:style>
    <style:style style:name="T418" style:family="text">
      <style:text-properties style:text-underline-style="none" fo:font-weight="normal" officeooo:rsid="0b5b43a8" style:font-weight-asian="normal" style:font-weight-complex="normal"/>
    </style:style>
    <style:style style:name="T419" style:family="text">
      <style:text-properties style:text-underline-style="none" fo:font-weight="normal" officeooo:rsid="0b5d4797" style:font-weight-asian="normal" style:font-weight-complex="normal"/>
    </style:style>
    <style:style style:name="T420" style:family="text">
      <style:text-properties style:text-underline-style="none" fo:font-weight="normal" officeooo:rsid="0b6073ba" style:font-weight-asian="normal" style:font-weight-complex="normal"/>
    </style:style>
    <style:style style:name="T421" style:family="text">
      <style:text-properties style:text-underline-style="none" fo:font-weight="normal" officeooo:rsid="0b61dc80" style:font-weight-asian="normal" style:font-weight-complex="normal"/>
    </style:style>
    <style:style style:name="T422" style:family="text">
      <style:text-properties style:text-underline-style="none" fo:font-weight="normal" officeooo:rsid="0b69438f" style:font-weight-asian="normal" style:font-weight-complex="normal"/>
    </style:style>
    <style:style style:name="T423" style:family="text">
      <style:text-properties style:text-underline-style="none" fo:font-weight="normal" officeooo:rsid="0b69ea75" style:font-weight-asian="normal" style:font-weight-complex="normal"/>
    </style:style>
    <style:style style:name="T424" style:family="text">
      <style:text-properties style:text-underline-style="none" fo:font-weight="normal" officeooo:rsid="0b6d0886" style:font-weight-asian="normal" style:font-weight-complex="normal"/>
    </style:style>
    <style:style style:name="T425" style:family="text">
      <style:text-properties style:text-underline-style="none" fo:font-weight="normal" officeooo:rsid="0b81b1cf" style:font-weight-asian="normal" style:font-weight-complex="normal"/>
    </style:style>
    <style:style style:name="T426" style:family="text">
      <style:text-properties style:text-underline-style="none" fo:font-weight="normal" officeooo:rsid="0b86463d" style:font-weight-asian="normal" style:font-weight-complex="normal"/>
    </style:style>
    <style:style style:name="T427" style:family="text">
      <style:text-properties style:text-underline-style="none" fo:font-weight="normal" officeooo:rsid="0b8ab976" style:font-weight-asian="normal" style:font-weight-complex="normal"/>
    </style:style>
    <style:style style:name="T428" style:family="text">
      <style:text-properties style:text-underline-style="none" fo:font-weight="normal" officeooo:rsid="0b8c78ef" style:font-weight-asian="normal" style:font-weight-complex="normal"/>
    </style:style>
    <style:style style:name="T429" style:family="text">
      <style:text-properties style:text-underline-style="none" fo:font-weight="normal" officeooo:rsid="0c5924ef" style:font-weight-asian="normal" style:font-weight-complex="normal"/>
    </style:style>
    <style:style style:name="T430" style:family="text">
      <style:text-properties style:text-underline-style="none" fo:font-weight="normal" officeooo:rsid="0c65a08e" style:font-weight-asian="normal" style:font-weight-complex="normal"/>
    </style:style>
    <style:style style:name="T431" style:family="text">
      <style:text-properties style:text-underline-style="none" fo:font-weight="normal" officeooo:rsid="0c67322e" style:font-weight-asian="normal" style:font-weight-complex="normal"/>
    </style:style>
    <style:style style:name="T432" style:family="text">
      <style:text-properties style:text-underline-style="none" fo:font-weight="normal" officeooo:rsid="0da53b82" style:font-weight-asian="normal" style:font-weight-complex="normal"/>
    </style:style>
    <style:style style:name="T433" style:family="text">
      <style:text-properties style:text-underline-style="none" fo:font-weight="normal" officeooo:rsid="0da86884" style:font-weight-asian="normal" style:font-weight-complex="normal"/>
    </style:style>
    <style:style style:name="T434" style:family="text">
      <style:text-properties style:text-underline-style="none" fo:font-weight="normal" officeooo:rsid="0daa2847" style:font-weight-asian="normal" style:font-weight-complex="normal"/>
    </style:style>
    <style:style style:name="T435" style:family="text">
      <style:text-properties style:text-underline-style="none" fo:font-weight="normal" officeooo:rsid="0daa4576" style:font-weight-asian="normal" style:font-weight-complex="normal"/>
    </style:style>
    <style:style style:name="T436" style:family="text">
      <style:text-properties style:text-underline-style="none" fo:font-weight="normal" officeooo:rsid="0dad4e6d" style:font-weight-asian="normal" style:font-weight-complex="normal"/>
    </style:style>
    <style:style style:name="T437" style:family="text">
      <style:text-properties style:text-underline-style="none" fo:font-weight="normal" officeooo:rsid="0daf2072" style:font-weight-asian="normal" style:font-weight-complex="normal"/>
    </style:style>
    <style:style style:name="T438" style:family="text">
      <style:text-properties style:text-underline-style="none" fo:font-weight="normal" officeooo:rsid="0db0f4c8" style:font-weight-asian="normal" style:font-weight-complex="normal"/>
    </style:style>
    <style:style style:name="T439" style:family="text">
      <style:text-properties style:text-underline-style="none" fo:font-weight="normal" officeooo:rsid="0db17989" style:font-weight-asian="normal" style:font-weight-complex="normal"/>
    </style:style>
    <style:style style:name="T440" style:family="text">
      <style:text-properties style:text-underline-style="none" fo:font-weight="normal" officeooo:rsid="0db3b9db" style:font-weight-asian="normal" style:font-weight-complex="normal"/>
    </style:style>
    <style:style style:name="T441" style:family="text">
      <style:text-properties style:text-underline-style="none" fo:font-weight="normal" officeooo:rsid="0db54d3a" style:font-weight-asian="normal" style:font-weight-complex="normal"/>
    </style:style>
    <style:style style:name="T442" style:family="text">
      <style:text-properties style:text-underline-style="none" fo:font-weight="normal" officeooo:rsid="0ea25c6b" style:font-weight-asian="normal" style:font-weight-complex="normal"/>
    </style:style>
    <style:style style:name="T443" style:family="text">
      <style:text-properties style:text-underline-style="none" fo:font-weight="normal" officeooo:rsid="0f1665fb" style:font-weight-asian="normal" style:font-weight-complex="normal"/>
    </style:style>
    <style:style style:name="T444" style:family="text">
      <style:text-properties style:text-underline-style="none" fo:font-weight="normal" officeooo:rsid="0f184456" style:font-weight-asian="normal" style:font-weight-complex="normal"/>
    </style:style>
    <style:style style:name="T445" style:family="text">
      <style:text-properties style:text-underline-style="none" fo:font-weight="normal" officeooo:rsid="0f19be6c" style:font-weight-asian="normal" style:font-weight-complex="normal"/>
    </style:style>
    <style:style style:name="T446" style:family="text">
      <style:text-properties style:text-underline-style="none" fo:font-weight="normal" officeooo:rsid="0f2d60ea" style:font-weight-asian="normal" style:font-weight-complex="normal"/>
    </style:style>
    <style:style style:name="T447" style:family="text">
      <style:text-properties style:text-underline-style="none" fo:font-weight="normal" officeooo:rsid="0b333eeb" style:font-weight-asian="normal" style:font-weight-complex="normal"/>
    </style:style>
    <style:style style:name="T448" style:family="text">
      <style:text-properties style:text-underline-style="none" fo:font-weight="normal" officeooo:rsid="0f0c56b4" style:font-weight-asian="normal" style:font-weight-complex="normal"/>
    </style:style>
    <style:style style:name="T449" style:family="text">
      <style:text-properties style:text-underline-style="none" fo:font-weight="normal" officeooo:rsid="0f0eb6c9" style:font-weight-asian="normal" style:font-weight-complex="normal"/>
    </style:style>
    <style:style style:name="T450" style:family="text">
      <style:text-properties style:text-underline-style="none" fo:font-weight="normal" officeooo:rsid="0f21063c" style:font-weight-asian="normal" style:font-weight-complex="normal"/>
    </style:style>
    <style:style style:name="T451" style:family="text">
      <style:text-properties style:text-underline-style="none" fo:font-weight="normal" officeooo:rsid="0fb622b6" style:font-weight-asian="normal" style:font-weight-complex="normal"/>
    </style:style>
    <style:style style:name="T452" style:family="text">
      <style:text-properties officeooo:rsid="0b8ddee7"/>
    </style:style>
    <style:style style:name="T453" style:family="text">
      <style:text-properties officeooo:rsid="0d09e420"/>
    </style:style>
    <style:style style:name="T454" style:family="text">
      <style:text-properties officeooo:rsid="0dd83591"/>
    </style:style>
    <style:style style:name="T455" style:family="text">
      <style:text-properties officeooo:rsid="0eec9b02"/>
    </style:style>
    <style:style style:name="T456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457" style:family="text">
      <style:text-properties officeooo:rsid="0f639372"/>
    </style:style>
    <style:style style:name="T458" style:family="text">
      <style:text-properties style:font-name="DejaVu Sans" fo:font-weight="normal" officeooo:rsid="0fcc02ab" style:font-weight-asian="normal" style:font-weight-complex="normal"/>
    </style:style>
    <style:style style:name="T459" style:family="text">
      <style:text-properties officeooo:rsid="0fb7b4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You’re a PC. </text:span><text:span text:style-name="T83">This playbook </text:span><text:span text:style-name="T84">has</text:span><text:span text:style-name="T83"> what you need to define yourself and drive the story. </text:span><text:span text:style-name="T85">Look it over. </text:span><text:span text:style-name="T447">T</text:span><text:span text:style-name="T448">he last two pages </text:span><text:span text:style-name="T449">cover </text:span><text:span text:style-name="T450">rules, but take a look around first.</text:span></text:p>
      <text:h text:style-name="Heading_20_2" text:outline-level="2">§ <text:span text:style-name="T457">Common </text:span>Resources</text:h>
      <text:p text:style-name="P60"><text:span text:style-name="T459">Name</text:span> ►<text:span text:style-name="T5"> </text:span><text:span text:style-name="T92">We gotta call you something.</text:span></text:p>
      <text:p text:style-name="P29">⎧</text:p>
      <text:p text:style-name="P29">⎩</text:p>
      <text:p text:style-name="P63">Concept ► <text:span text:style-name="T5">What’s your deal? </text:span><text:span text:style-name="T24">Don’t just </text:span><text:span text:style-name="T36">put </text:span><text:span text:style-name="T24">a </text:span><text:span text:style-name="T69">species and </text:span><text:span text:style-name="T24">playbook name. </text:span><text:span text:style-name="T28">Put</text:span><text:span text:style-name="T5"> what makes you cool, </text:span><text:span text:style-name="T25">special</text:span><text:span text:style-name="T5">, or exciting. </text:span><text:span text:style-name="T93">⌞</text:span><text:span text:style-name="T94">Think for the camera</text:span><text:span text:style-name="T93">⌝</text:span><text:span text:style-name="T22">. </text:span><text:span text:style-name="T23">You can change or refine this as you play.</text:span></text:p>
      <text:p text:style-name="P28">⎧</text:p>
      <text:p text:style-name="P28">⎪</text:p>
      <text:p text:style-name="P32">⎪</text:p>
      <text:p text:style-name="P28">⎪</text:p>
      <text:p text:style-name="P28">⎩</text:p>
      <text:p text:style-name="P3">Drives ►<text:span text:style-name="T5"> What do you </text:span><text:span text:style-name="T79">always </text:span><text:span text:style-name="T5">want or need? What </text:span><text:span text:style-name="T30">gets you out of bed to take </text:span><text:span text:style-name="T32">exciting</text:span><text:span text:style-name="T30"> risks? </text:span><text:span text:style-name="T29">Like, why </text:span><text:span text:style-name="T31">even </text:span><text:span text:style-name="T29">bother? </text:span><text:span text:style-name="T66">1 is fine</text:span><text:span text:style-name="T34">, but 2</text:span><text:span text:style-name="T33"> </text:span><text:span text:style-name="T34">is </text:span><text:span text:style-name="T37">better for you.</text:span></text:p>
      <text:p text:style-name="P6"><text:span text:style-name="T183"><text:s/>⎧</text:span></text:p>
      <text:p text:style-name="P6"><text:span text:style-name="T215">1.</text:span></text:p>
      <text:p text:style-name="P6"><text:span text:style-name="T214"><text:s/>⎩</text:span></text:p>
      <text:p text:style-name="P6"><text:span text:style-name="T214"><text:s/></text:span><text:span text:style-name="T183">⎧</text:span></text:p>
      <text:p text:style-name="P6"><text:span text:style-name="T215">2.</text:span></text:p>
      <text:p text:style-name="P6"><text:span text:style-name="T214"><text:s/>⎩</text:span></text:p>
      <text:p text:style-name="P2"><text:span text:style-name="T454">🗣Profession </text:span>►<text:span text:style-name="T5"> </text:span><text:span text:style-name="T68">If y</text:span><text:span text:style-name="T70">ou’ve got a </text:span><text:span text:style-name="T73">trade</text:span><text:span text:style-name="T71"> or </text:span><text:span text:style-name="T70">career that </text:span><text:span text:style-name="T180">isn’t</text:span><text:span text:style-name="T70"> </text:span><text:span text:style-name="T75">covered by a </text:span><text:span text:style-name="T72">PC </text:span><text:span text:style-name="T70">playbook</text:span><text:span text:style-name="T68">, </text:span><text:span text:style-name="T74">put it here</text:span><text:span text:style-name="T68">. </text:span><text:span text:style-name="T80">This should be </text:span><text:span text:style-name="T82">something</text:span><text:span text:style-name="T80"> </text:span><text:span text:style-name="T81">many</text:span><text:span text:style-name="T80"> people </text:span><text:span text:style-name="T181">could</text:span><text:span text:style-name="T443"> do </text:span><text:span text:style-name="T444">in your </text:span><text:span text:style-name="T445">world</text:span><text:span text:style-name="T443">, but </text:span><text:span text:style-name="T446">most </text:span><text:span text:style-name="T443">don’t know how.</text:span></text:p>
      <text:p text:style-name="P31">⎧</text:p>
      <text:p text:style-name="P31">⎩</text:p>
      <text:p text:style-name="P4"><text:span text:style-name="T412">Health</text:span> ►<text:span text:style-name="T5"> </text:span><text:span text:style-name="T9">Health </text:span><text:span text:style-name="T10">abstractly </text:span><text:span text:style-name="T110">represents </text:span><text:span text:style-name="T113">the integrity and functionality </text:span><text:span text:style-name="T118">o</text:span><text:span text:style-name="T113">f your body, </text:span><text:span text:style-name="T117">mind, </text:span><text:span text:style-name="T119">and spirit</text:span><text:span text:style-name="T110">. </text:span><text:span text:style-name="T5">When you’re weakened or injured, you </text:span><text:span text:style-name="T304">⌞</text:span><text:span text:style-name="T93">take harm⌝</text:span><text:span text:style-name="T110">, </text:span><text:span text:style-name="T116">which might cause you to lose health</text:span><text:span text:style-name="T110">. </text:span><text:span text:style-name="T112"><text:s/></text:span><text:span text:style-name="T114">W</text:span><text:span text:style-name="T110">hen you </text:span><text:span text:style-name="T114">erase</text:span><text:span text:style-name="T110"> your last </text:span><text:span text:style-name="T115">health</text:span><text:span text:style-name="T110">, </text:span><text:span text:style-name="T304">⌞</text:span><text:span text:style-name="T93">you die⌝</text:span><text:span text:style-name="T110">.</text:span></text:p>
      <text:p text:style-name="P51"/>
      <text:p text:style-name="P5"><text:span text:style-name="T245">● </text:span><text:span text:style-name="T247">1. </text:span><text:span text:style-name="T246">▢ ▢ ▢ <text:s/></text:span><text:span text:style-name="T248">(Human)</text:span></text:p>
      <text:p text:style-name="P7"><text:span text:style-name="T245">△ </text:span><text:span text:style-name="T248">2. </text:span><text:span text:style-name="T246">▢ ▢ ▢ <text:s/></text:span><text:span text:style-name="T248">(Superhuman)</text:span></text:p>
      <text:p text:style-name="P8"><text:span text:style-name="T245">△ </text:span><text:span text:style-name="T249">3</text:span><text:span text:style-name="T248">. </text:span><text:span text:style-name="T246">▢ ▢ ▢ <text:s/></text:span><text:span text:style-name="T248">(</text:span><text:span text:style-name="T249">Boss-tier</text:span><text:span text:style-name="T248">)</text:span></text:p>
      <text:p text:style-name="P8"><text:span text:style-name="T248"/></text:p>
      <text:p text:style-name="P9"><text:span text:style-name="T346">R</text:span><text:span text:style-name="T345">esist </text:span><text:span text:style-name="T246">▢ ▢ </text:span><text:span text:style-name="T345">► </text:span><text:span text:style-name="T243">When you </text:span><text:span text:style-name="T250">make a roll and </text:span><text:span text:style-name="T243">don’t like the complications the GM </text:span><text:span text:style-name="T250">describes</text:span><text:span text:style-name="T244">, </text:span><text:span text:style-name="T243">you can </text:span><text:span text:style-name="T304">⌞</text:span><text:span text:style-name="T397">resist consequences</text:span><text:span text:style-name="T246">⌝</text:span><text:span text:style-name="T243">.</text:span></text:p>
      <text:p text:style-name="P9"><text:span text:style-name="T243"/></text:p>
      <text:p text:style-name="P10"><text:span text:style-name="T349">XP</text:span><text:span text:style-name="T345"> </text:span><text:span text:style-name="T246">▢ ▢ ▢ ▢ ▢ ▢ ▢ ▢ </text:span><text:span text:style-name="T350">►</text:span><text:span text:style-name="T246"> </text:span><text:span text:style-name="T254">You get XP </text:span><text:span text:style-name="T296">mostly for good </text:span><text:span text:style-name="T299">storytelling</text:span><text:span text:style-name="T296">.</text:span><text:span text:style-name="T254"> </text:span><text:span text:style-name="T253">When you fill your last XP, </text:span><text:span text:style-name="T304">⌞</text:span><text:span text:style-name="T398">level up⌝</text:span><text:span text:style-name="T297">.</text:span></text:p>
      <text:h text:style-name="Heading_20_2" text:outline-level="2">§ <text:span text:style-name="T457">Common </text:span>Aptitudes</text:h>
      <text:p text:style-name="P33"><text:span text:style-name="T216">These are </text:span><text:span text:style-name="T221">exciting </text:span><text:span text:style-name="T223">things</text:span><text:span text:style-name="T222"> </text:span><text:span text:style-name="T216">that </text:span><text:span text:style-name="T220">many</text:span><text:span text:style-name="T216"> could </text:span><text:span text:style-name="T236">get good at. </text:span><text:span text:style-name="T237">They broadly cover most things, but no list can be perfect.</text:span></text:p>
      <text:p text:style-name="P33"><text:span text:style-name="T224"/></text:p>
      <text:p text:style-name="P34"><text:span text:style-name="T394">○ </text:span><text:span text:style-name="T395">Expression</text:span><text:span text:style-name="T387"> </text:span><text:span text:style-name="T394">○ ○ ○</text:span><text:span text:style-name="T388"> ►</text:span><text:span text:style-name="T217"> </text:span><text:span text:style-name="T242">C</text:span><text:span text:style-name="T237">reating, </text:span><text:span text:style-name="T238">interpreting,</text:span><text:span text:style-name="T237"> or performing </text:span><text:span text:style-name="T240">representations of emotion or intellect</text:span><text:span text:style-name="T239">.</text:span></text:p>
      <text:p text:style-name="P34"><text:span text:style-name="T239"/></text:p>
      <text:p text:style-name="P35"><text:span text:style-name="T386">○ </text:span><text:span text:style-name="T393">Operation</text:span><text:span text:style-name="T387"> </text:span><text:span text:style-name="T386">○ ○ ○</text:span><text:span text:style-name="T388"> ►</text:span><text:span text:style-name="T216"> </text:span><text:span text:style-name="T234">R</text:span><text:span text:style-name="T225">un</text:span><text:span text:style-name="T227">ning</text:span><text:span text:style-name="T225">, pilot</text:span><text:span text:style-name="T227">ing</text:span><text:span text:style-name="T225">, or command</text:span><text:span text:style-name="T227">ing</text:span><text:span text:style-name="T225"> subtle or intricate </text:span><text:span text:style-name="T229">mechanisms</text:span><text:span text:style-name="T225"> to reap maximum performance.</text:span></text:p>
      <text:p text:style-name="P35"><text:span text:style-name="T225"/></text:p>
      <text:p text:style-name="P38"><text:span text:style-name="T1">○ </text:span><text:span text:style-name="T3">Administration </text:span><text:span text:style-name="T1">○ ○ ○</text:span><text:span text:style-name="T2"> ►</text:span><text:span text:style-name="T410"> Wrangling and managing minutiae—nothing slips through the cracks.</text:span></text:p>
      <text:p text:style-name="P38"/>
      <text:p text:style-name="P44"><text:span text:style-name="T105">○ </text:span><text:span text:style-name="T107">Nurturing</text:span><text:span text:style-name="T108"> </text:span><text:span text:style-name="T105">○ ○ ○ ►</text:span><text:span text:style-name="T110"> </text:span><text:span text:style-name="T140">P</text:span><text:span text:style-name="T122">rovid</text:span><text:span text:style-name="T127">ing</text:span><text:span text:style-name="T122"> just the right</text:span><text:span text:style-name="T121"> </text:span><text:span text:style-name="T125">encouragement, </text:span><text:span text:style-name="T121">support, </text:span><text:span text:style-name="T141">shelter</text:span><text:span text:style-name="T121">, or kick in the ass.</text:span></text:p>
      <text:p text:style-name="P44"><text:span text:style-name="T121"/></text:p>
      <text:p text:style-name="P35"><text:span text:style-name="T388">○ </text:span><text:span text:style-name="T392">Fighting</text:span><text:span text:style-name="T387"> </text:span><text:span text:style-name="T388">○ ○ ○ ►</text:span><text:span text:style-name="T217"> </text:span><text:span text:style-name="T235">C</text:span><text:span text:style-name="T231">oordinating, </text:span><text:span text:style-name="T230">applying, and resisting purposeful </text:span><text:span text:style-name="T232">violence or force with </text:span><text:span text:style-name="T233">scary familiarity.</text:span></text:p>
      <text:p text:style-name="P35"><text:span text:style-name="T233"/></text:p>
      <text:p text:style-name="P35"><text:span text:style-name="T388">○ </text:span><text:span text:style-name="T389">Athletics</text:span><text:span text:style-name="T387"> </text:span><text:span text:style-name="T388">○ ○ ○ ►</text:span><text:span text:style-name="T217"> </text:span><text:span text:style-name="T235">P</text:span><text:span text:style-name="T218">ush</text:span><text:span text:style-name="T228">ing</text:span><text:span text:style-name="T218"> yourself to the limit as you exert your body.</text:span></text:p>
      <text:p text:style-name="P35"><text:span text:style-name="T218"/></text:p>
      <text:p text:style-name="P52"><text:span text:style-name="T388">○ </text:span><text:span text:style-name="T390">Research </text:span><text:span text:style-name="T388">○ ○ ○ ►</text:span><text:span text:style-name="T183"> </text:span><text:span text:style-name="T193">D</text:span><text:span text:style-name="T187">iscover</text:span><text:span text:style-name="T189">ing</text:span><text:span text:style-name="T187">, </text:span><text:span text:style-name="T186">examin</text:span><text:span text:style-name="T189">ing</text:span><text:span text:style-name="T185">, </text:span><text:span text:style-name="T186">and analyz</text:span><text:span text:style-name="T189">ing</text:span><text:span text:style-name="T186"> </text:span><text:span text:style-name="T185">knowledge </text:span><text:span text:style-name="T188">that others would overlook.</text:span></text:p>
      <text:p text:style-name="P52"><text:span text:style-name="T188"/></text:p>
      <text:p text:style-name="P11"><text:span text:style-name="T217">○ </text:span><text:span text:style-name="T226">Engineering</text:span><text:span text:style-name="T219"> </text:span><text:span text:style-name="T217">○ ○ ○ ►</text:span><text:span text:style-name="T183"> </text:span><text:span text:style-name="T193">A</text:span><text:span text:style-name="T260">pply</text:span><text:span text:style-name="T262">ing</text:span><text:span text:style-name="T260"> knowledge and artifice to synthesize </text:span><text:span text:style-name="T283">novel</text:span><text:span text:style-name="T263"> </text:span><text:span text:style-name="T260">techniques </text:span><text:span text:style-name="T261">and</text:span><text:span text:style-name="T260"> artifacts.</text:span></text:p>
      <text:p text:style-name="P11"><text:span text:style-name="T260"/></text:p>
      <text:p text:style-name="P12"><text:span text:style-name="T347">○ </text:span><text:span text:style-name="T353">Relations</text:span><text:span text:style-name="T348"> </text:span><text:span text:style-name="T347">○ ○ ○ ►</text:span><text:span text:style-name="T245"> </text:span><text:span text:style-name="T305">M</text:span><text:span text:style-name="T290">anipulating</text:span><text:span text:style-name="T255">,</text:span><text:span text:style-name="T264"> </text:span><text:span text:style-name="T266">negotiating, </text:span><text:span text:style-name="T289">or navigating</text:span><text:span text:style-name="T255"> </text:span><text:span text:style-name="T344">interpersonal</text:span><text:span text:style-name="T291"> relationship</text:span><text:span text:style-name="T344">s</text:span><text:span text:style-name="T257"> </text:span><text:span text:style-name="T255">with </text:span><text:span text:style-name="T294">deep </text:span><text:span text:style-name="T292">empathy</text:span><text:span text:style-name="T258"> </text:span><text:span text:style-name="T255">and </text:span><text:span text:style-name="T293">insight</text:span><text:span text:style-name="T255">—</text:span><text:span text:style-name="T276">we</text:span><text:span text:style-name="T275"> get it, you fuck.</text:span></text:p>
      <text:p text:style-name="P12"><text:span text:style-name="T275"/></text:p>
      <text:p text:style-name="P13"><text:span text:style-name="T347">○ </text:span><text:span text:style-name="T351">Shady Shit </text:span><text:span text:style-name="T347">○ ○ ○ ►</text:span><text:span text:style-name="T245"> </text:span><text:span text:style-name="T305">P</text:span><text:span text:style-name="T251">ractic</text:span><text:span text:style-name="T264">ing</text:span><text:span text:style-name="T251"> the </text:span><text:span text:style-name="T266">secret</text:span><text:span text:style-name="T259"> </text:span><text:span text:style-name="T251">tricks of the trade for those who </text:span><text:span text:style-name="T252">lurk </text:span><text:span text:style-name="T256">beyond the edge of polite society</text:span><text:span text:style-name="T251">.</text:span></text:p>
      <text:p text:style-name="P13"><text:span text:style-name="T251"/></text:p>
      <text:p text:style-name="P14"><text:span text:style-name="T347">○ </text:span><text:span text:style-name="T356">🗣</text:span><text:span text:style-name="T352">Spooky </text:span><text:span text:style-name="T351">Shit </text:span><text:span text:style-name="T347">○ ○ ○ ►</text:span><text:span text:style-name="T245"> </text:span><text:span text:style-name="T305">I</text:span><text:span text:style-name="T265">nteracting with the weird, esoteric, and uncanny on its own terms—</text:span><text:span text:style-name="T306">or at least you think so.</text:span></text:p>
      <text:p text:style-name="P14"><text:span text:style-name="T306"/></text:p>
      <text:p text:style-name="P15"><text:span text:style-name="T347">○ </text:span><text:span text:style-name="T356">🗣</text:span><text:span text:style-name="T354">Profession</text:span><text:span text:style-name="T355">al Skills</text:span><text:span text:style-name="T348"> </text:span><text:span text:style-name="T347">○ ○ ○ ►</text:span><text:span text:style-name="T245"> </text:span><text:span text:style-name="T305">A</text:span><text:span text:style-name="T277">pplying </text:span><text:span text:style-name="T279">the </text:span><text:span text:style-name="T300">educated</text:span><text:span text:style-name="T282">, </text:span><text:span text:style-name="T298">practiced, or </text:span><text:span text:style-name="T301">specialized</text:span><text:span text:style-name="T282"> </text:span><text:span text:style-name="T278">knowledge and skills </text:span><text:span text:style-name="T279">of </text:span><text:span text:style-name="T298">your</text:span><text:span text:style-name="T281"> </text:span><text:span text:style-name="T303">trade or </text:span><text:span text:style-name="T302">p</text:span><text:span text:style-name="T298">rofession</text:span><text:span text:style-name="T280">.</text:span></text:p>
      <text:p text:style-name="P15"><text:span text:style-name="T280"/></text:p>
      <text:h text:style-name="Heading_20_2" text:outline-level="2"><text:span text:style-name="T453">§ Story</text:span> Moves</text:h>
      <text:p text:style-name="P53"><text:span text:style-name="T245">“</text:span><text:span text:style-name="T284">Someone” means </text:span><text:span text:style-name="T288">a person or </text:span><text:span text:style-name="T284">anything animate. “</text:span><text:span text:style-name="T286">Something” means </text:span><text:span text:style-name="T295">anything</text:span><text:span text:style-name="T287"> </text:span><text:span text:style-name="T286">inanimate.</text:span></text:p>
      <text:p text:style-name="P39"/>
      <text:p text:style-name="P54"><text:span text:style-name="T401">Fuck ‘em up</text:span><text:span text:style-name="T391"> ►</text:span><text:span text:style-name="T190"> </text:span><text:span text:style-name="T212">You want to injure, incapacitate, or kill someone</text:span><text:span text:style-name="T191">, </text:span><text:span text:style-name="T192">so y</text:span><text:span text:style-name="T184">ou </text:span><text:span text:style-name="T213">get your hands dirty.</text:span></text:p>
      <text:p text:style-name="P54"><text:span text:style-name="T307"/></text:p>
      <text:p text:style-name="P84"><text:span text:style-name="T402">Compel compliance</text:span><text:span text:style-name="T361"> ► </text:span><text:span text:style-name="T267">You want </text:span><text:span text:style-name="T285">someone</text:span><text:span text:style-name="T267"> </text:span><text:span text:style-name="T271">to </text:span><text:span text:style-name="T267">do </text:span><text:span text:style-name="T274">your will</text:span><text:span text:style-name="T267">, so you </text:span><text:span text:style-name="T273">direct, </text:span><text:span text:style-name="T272">entice, </text:span><text:span text:style-name="T268">coerce, </text:span><text:span text:style-name="T269">or force </text:span><text:span text:style-name="T270">them</text:span><text:span text:style-name="T267">.</text:span></text:p>
      <text:p text:style-name="P84"><text:span text:style-name="T267"/></text:p>
      <text:p text:style-name="P47"><text:span text:style-name="T104">Un-ass the area</text:span> ►<text:span text:style-name="T5"> </text:span><text:span text:style-name="T50">You don’t want </text:span><text:span text:style-name="T88">(</text:span><text:span text:style-name="T86">someone</text:span><text:span text:style-name="T88">)</text:span><text:span text:style-name="T86"> </text:span><text:span text:style-name="T50">to </text:span><text:span text:style-name="T89">get injured or hurt</text:span><text:span text:style-name="T128">, so y</text:span><text:span text:style-name="T7">ou </text:span><text:span text:style-name="T87">(help them) </text:span><text:span text:style-name="T38">dodge, evade, </text:span><text:span text:style-name="T90">flee, or </text:span><text:span text:style-name="T91">shelter from</text:span><text:span text:style-name="T38"> </text:span><text:span text:style-name="T39">an </text:span><text:span text:style-name="T7">attack </text:span><text:span text:style-name="T35">or </text:span><text:span text:style-name="T39">mishap</text:span><text:span text:style-name="T7">. </text:span></text:p>
      <text:p text:style-name="P47"><text:span text:style-name="T7"/></text:p>
      <text:p text:style-name="P87"><text:span text:style-name="T100">Parkour!</text:span><text:span text:style-name="T109"> ►</text:span><text:span text:style-name="T148"> </text:span><text:span text:style-name="T149">You want to be </text:span><text:span text:style-name="T150">some other specific place</text:span><text:span text:style-name="T149">, urgently, </text:span><text:span text:style-name="T151">so you traverse terrain that’s</text:span><text:span text:style-name="T149"> challenging or dangerous in its own right</text:span><text:span text:style-name="T152">—</text:span><text:span text:style-name="T153">the terrain need not be concrete.</text:span></text:p>
      <text:p text:style-name="P84"><text:span text:style-name="T267"/></text:p>
      <text:p text:style-name="P85"><text:span text:style-name="T99">Make it chooch</text:span><text:span text:style-name="T106"> ►</text:span><text:span text:style-name="T111"> </text:span><text:span text:style-name="T129">You want a </text:span><text:span text:style-name="T124">broken, </text:span><text:span text:style-name="T126">unreliable,</text:span><text:span text:style-name="T124"> </text:span><text:span text:style-name="T123">or unfamiliar </text:span><text:span text:style-name="T135">mechanism or </text:span><text:span text:style-name="T111">artifact </text:span><text:span text:style-name="T131">to</text:span><text:span text:style-name="T111"> do </text:span><text:span text:style-name="T129">something useful</text:span><text:span text:style-name="T111">, </text:span><text:span text:style-name="T129">so you </text:span><text:span text:style-name="T132">roll up your sleeves </text:span><text:span text:style-name="T134">and</text:span><text:span text:style-name="T132"> </text:span><text:span text:style-name="T129">get to </text:span><text:span text:style-name="T130">work</text:span><text:span text:style-name="T133">.</text:span></text:p>
      <text:p text:style-name="P85"><text:span text:style-name="T133"/></text:p>
      <text:p text:style-name="P45"><text:span text:style-name="T96">Go apeshit</text:span> ►<text:span text:style-name="T5"> </text:span><text:span text:style-name="T48">You want </text:span><text:span text:style-name="T49">some </text:span><text:span text:style-name="T48">inanimate </text:span><text:span text:style-name="T49">object to stop working or existing, so you disrupt, </text:span><text:span text:style-name="T61">ruin</text:span><text:span text:style-name="T49">, or destroy it.</text:span></text:p>
      <text:p text:style-name="P48"><text:span text:style-name="T40"/></text:p>
      <text:p text:style-name="P49"><text:span text:style-name="T96">Medic!</text:span> ►<text:span text:style-name="T5"> </text:span><text:span text:style-name="T136">You want to stabilize </text:span><text:span text:style-name="T137">or improve </text:span><text:span text:style-name="T136">someone’s ⌞health⌝</text:span><text:span text:style-name="T51">, so you </text:span><text:span text:style-name="T46">attend</text:span><text:span text:style-name="T43"> </text:span><text:span text:style-name="T51">to their </text:span><text:span text:style-name="T5">injuries or illness.</text:span></text:p>
      <text:p text:style-name="P49"><text:span text:style-name="T5"/></text:p>
      <text:p text:style-name="P46"><text:span text:style-name="T96">Scope </text:span><text:span text:style-name="T101">it out</text:span> ►<text:span text:style-name="T5"> </text:span><text:span text:style-name="T52">You want more </text:span><text:span text:style-name="T59">details and </text:span><text:span text:style-name="T52">information about your surroundings</text:span><text:span text:style-name="T57"> or their </text:span><text:span text:style-name="T58">contents and </text:span><text:span text:style-name="T57">inhabitants</text:span><text:span text:style-name="T52">, so y</text:span><text:span text:style-name="T43">ou survey, observe, </text:span><text:span text:style-name="T47">and intuit</text:span><text:span text:style-name="T8">.</text:span></text:p>
      <text:p text:style-name="P46"><text:span text:style-name="T8"/></text:p>
      <text:p text:style-name="P50"><text:span text:style-name="T96">Connect the dots</text:span> ►<text:span text:style-name="T5"> </text:span><text:span text:style-name="T53">You want </text:span><text:span text:style-name="T55">to extract </text:span><text:span text:style-name="T56">useful</text:span><text:span text:style-name="T55"> information from </text:span><text:span text:style-name="T56">clues, </text:span><text:span text:style-name="T55">data, </text:span><text:span text:style-name="T56">or details</text:span><text:span text:style-name="T55"> you’ve got, </text:span><text:span text:style-name="T60">so you apply and collate </text:span><text:span text:style-name="T62">what you know</text:span><text:span text:style-name="T60">.</text:span></text:p>
      <text:p text:style-name="P50"><text:span text:style-name="T60"/></text:p>
      <text:p text:style-name="P48"><text:span text:style-name="T102">Schmooze ‘em</text:span><text:span text:style-name="T411"> ►</text:span><text:span text:style-name="T6"> </text:span><text:span text:style-name="T53">You want to</text:span><text:span text:style-name="T44"> build</text:span><text:span text:style-name="T6"> rapport, trust, </text:span><text:span text:style-name="T64">or </text:span><text:span text:style-name="T65">graces</text:span><text:span text:style-name="T6"> with someone, </text:span><text:span text:style-name="T53">so you do something you think they’ll like or respect.</text:span></text:p>
      <text:p text:style-name="P48"><text:span text:style-name="T53"/></text:p>
      <text:p text:style-name="P86"><text:span text:style-name="T96">Fool ‘em</text:span> ►<text:span text:style-name="T5"> </text:span><text:span text:style-name="T54">You want to control what someone believes, so y</text:span><text:span text:style-name="T45">ou deceive or misdirect</text:span><text:span text:style-name="T5"> </text:span><text:span text:style-name="T54">them</text:span><text:span text:style-name="T5">.</text:span></text:p>
      <text:p text:style-name="P86"><text:span text:style-name="T5"/></text:p>
      <text:p text:style-name="P88"><text:span text:style-name="T400">Go dark</text:span><text:span text:style-name="T386"> ►</text:span><text:span text:style-name="T182"> </text:span><text:span text:style-name="T194">You want to avoid the consequences of discovery or detection, </text:span><text:span text:style-name="T195">so you take precautions or </text:span><text:span text:style-name="T196">special </text:span><text:span text:style-name="T195">care.</text:span></text:p>
      <text:h text:style-name="Heading_20_2" text:outline-level="2"><text:soft-page-break/><text:span text:style-name="T455">§ Common </text:span>Moves</text:h>
      <text:p text:style-name="P16"><text:span text:style-name="T96">Resist consequences</text:span> ►<text:span text:style-name="T5"> </text:span><text:span text:style-name="T67">If y</text:span><text:span text:style-name="T308">ou don’t like the consequences or complications the GM </text:span><text:span text:style-name="T309">describes</text:span><text:span text:style-name="T308"> </text:span><text:span text:style-name="T310">when you </text:span><text:span text:style-name="T357">🡖🡓</text:span><text:span text:style-name="T244"> </text:span><text:span text:style-name="T311">on a </text:span><text:span text:style-name="T304">⌞</text:span><text:span text:style-name="T311">story move⌝,</text:span><text:span text:style-name="T244"> </text:span><text:span text:style-name="T250">speak up and </text:span><text:span text:style-name="T358">s</text:span><text:span text:style-name="T359">pend 1 Resist</text:span><text:span text:style-name="T312"> to </text:span><text:span text:style-name="T313">insist they invent something less drastic </text:span><text:span text:style-name="T314">instead. </text:span><text:span text:style-name="T315">This isn’t the same as </text:span><text:span text:style-name="T304">⌞</text:span><text:span text:style-name="T399">dispute fiction⌝</text:span><text:span text:style-name="T315">; resist consequences whenever you think it’s </text:span><text:span text:style-name="T316">advantageous</text:span><text:span text:style-name="T315"> </text:span><text:span text:style-name="T317">in-game.</text:span></text:p>
      <text:p text:style-name="P16"><text:span text:style-name="T317"/></text:p>
      <text:p text:style-name="P17"><text:span text:style-name="T97">Buy </text:span><text:span text:style-name="T96">Resist</text:span> ►<text:span text:style-name="T5"> </text:span><text:span text:style-name="T76">Any time you make a </text:span><text:span text:style-name="T304">⌞</text:span><text:span text:style-name="T138">story move⌝ and</text:span><text:span text:style-name="T76"> </text:span><text:span text:style-name="T241">🡕</text:span><text:span text:style-name="T357">🡒</text:span><text:span text:style-name="T244">, </text:span><text:span text:style-name="T318">you </text:span><text:span text:style-name="T319">can </text:span><text:span text:style-name="T318">announce that you wish to convert it to </text:span><text:span text:style-name="T357">🡖</text:span><text:span text:style-name="T244"> </text:span><text:span text:style-name="T318">and restore 1 Resist. </text:span><text:span text:style-name="T342">The GM has veto, but you </text:span><text:span text:style-name="T343">should suggest the</text:span><text:span text:style-name="T342"> complication or cost.</text:span></text:p>
      <text:p text:style-name="P17"><text:span text:style-name="T318"/></text:p>
      <text:p text:style-name="P95"><text:span text:style-name="T403">Lead the group</text:span><text:span text:style-name="T413"> ► </text:span><text:span text:style-name="T157">Spend 1 Resist. </text:span><text:span text:style-name="T430">Y</text:span><text:span text:style-name="T429">ou lead </text:span><text:span text:style-name="T431">others </text:span><text:span text:style-name="T429">in a </text:span><text:span text:style-name="T362">⌞</text:span><text:span text:style-name="T157">story move⌝ </text:span><text:span text:style-name="T159">where you’ll succeed or fail as a group</text:span><text:span text:style-name="T157">. </text:span><text:span text:style-name="T158">You r</text:span><text:span text:style-name="T157">oll the move as normal</text:span><text:span text:style-name="T173"> </text:span><text:span text:style-name="T158">and everyone canonically shares your result</text:span><text:span text:style-name="T157">. </text:span><text:span text:style-name="T163">Before you continue the story, use your result from the story move below:</text:span></text:p>
      <text:p text:style-name="P42"/>
      <text:p text:style-name="P89"><text:span text:style-name="T384">🡕</text:span><text:span text:style-name="T363"> You restore 1 Resist </text:span><text:span text:style-name="T364">and continue the story.</text:span></text:p>
      <text:p text:style-name="P91"><text:span text:style-name="T384">🡒🡖</text:span><text:span text:style-name="T365"> </text:span><text:span text:style-name="T366">E</text:span><text:span text:style-name="T367">veryone else rolls the same story move. </text:span><text:span text:style-name="T368">T</text:span><text:span text:style-name="T367">hey are free to describe </text:span><text:span text:style-name="T368">their actions </text:span><text:span text:style-name="T367">individually, </text:span><text:span text:style-name="T369">along with </text:span><text:span text:style-name="T367">what </text:span><text:span text:style-name="T370">aptitudes</text:span><text:span text:style-name="T367"> they’re </text:span><text:span text:style-name="T370">exercising</text:span><text:span text:style-name="T367">. </text:span><text:span text:style-name="T371">Their results don’t change the </text:span><text:span text:style-name="T372">story</text:span><text:span text:style-name="T371">, but i</text:span><text:span text:style-name="T367">f everyone </text:span><text:span text:style-name="T384">🡕🡒🡖</text:span><text:span text:style-name="T456">,</text:span><text:span text:style-name="T373"> </text:span><text:span text:style-name="T367">you </text:span><text:span text:style-name="T374">restore</text:span><text:span text:style-name="T367"> 1 Resist </text:span><text:span text:style-name="T382">before continuing </text:span><text:span text:style-name="T383">the story.</text:span></text:p>
      <text:p text:style-name="P90"/>
      <text:p text:style-name="P58">Grit your teeth<text:span text:style-name="T110"> </text:span><text:span text:style-name="T164">► </text:span><text:span text:style-name="T156">In order to resist or overcome some overwhelming feeling or compulsion, you summon all of your willpower and determination.</text:span></text:p>
      <text:p text:style-name="P58"><text:span text:style-name="T156"/></text:p>
      <text:p text:style-name="P59"><text:span text:style-name="T170">When you make this move, decide with the GM on </text:span><text:span text:style-name="T171">how much the feeling or compulsion resonates with your Concept and Drives</text:span><text:span text:style-name="T168">:</text:span></text:p>
      <text:list xml:id="list2224110111" text:style-name="L6">
        <text:list-item>
          <text:p text:style-name="P81"><text:span text:style-name="T174">⊞⌊−</text:span><text:span text:style-name="T176">1⌋ </text:span><text:span text:style-name="T172">if it reinforces your concept.</text:span></text:p>
        </text:list-item>
        <text:list-item>
          <text:p text:style-name="P77"><text:span text:style-name="T174">⊞⌊</text:span><text:span text:style-name="T177">+0⌋</text:span><text:span text:style-name="T172"> if it has nothing to do with your concept.</text:span></text:p>
        </text:list-item>
        <text:list-item>
          <text:p text:style-name="P77"><text:span text:style-name="T174">⊞⌊</text:span><text:span text:style-name="T177">+1⌋</text:span><text:span text:style-name="T172"> if it opposes your concept.</text:span></text:p>
        </text:list-item>
      </text:list>
      <text:p text:style-name="P59"><text:span text:style-name="T165"/></text:p>
      <text:p text:style-name="P80"><text:span text:style-name="T216">🡕</text:span><text:span text:style-name="T182"> </text:span><text:span text:style-name="T208">You resist or overcome the feeling/compulsion, and you get 1XP.</text:span></text:p>
      <text:p text:style-name="P94"><text:span text:style-name="T396">🡒</text:span><text:span text:style-name="T207"> </text:span><text:span text:style-name="T209">You resist or overcome the feeling/compulsion.</text:span></text:p>
      <text:p text:style-name="P76"><text:span text:style-name="T216">🡖</text:span><text:span text:style-name="T182"> </text:span><text:span text:style-name="T210">You suppress the feeling/compulsion, but it’s still there. </text:span><text:span text:style-name="T211">Choose a related</text:span><text:span text:style-name="T210"> ⌞status⌝ </text:span><text:span text:style-name="T211">to keep </text:span><text:span text:style-name="T210">for the rest of the scene.</text:span></text:p>
      <text:p text:style-name="P71"><text:span text:style-name="T175">🡓</text:span><text:span text:style-name="T166"> </text:span><text:span text:style-name="T167">You </text:span><text:span text:style-name="T169">spend 1 Resist </text:span><text:span text:style-name="T178">or</text:span><text:span text:style-name="T167"> succumb to the feeling/compulsion.</text:span></text:p>
      <text:p text:style-name="P82"><text:span text:style-name="T96">Take harm</text:span> ► <text:span text:style-name="T77">You take </text:span><text:span text:style-name="T304">⌞</text:span><text:span text:style-name="T139">harm</text:span><text:span text:style-name="T320">⌝</text:span><text:span text:style-name="T77"> when you’re injured or hurt in some way (or if a move says so). </text:span><text:span text:style-name="T321">Unless a move says specifically how much harm </text:span><text:span text:style-name="T322">you take</text:span><text:span text:style-name="T321">, </text:span><text:span text:style-name="T323">use the </text:span><text:span text:style-name="T324">harm scale </text:span><text:span text:style-name="T320">in the Meta playbook.</text:span></text:p>
      <text:p text:style-name="P40"/>
      <text:p text:style-name="P18"><text:span text:style-name="T320">W</text:span><text:span text:style-name="T243">hen you take harm, </text:span><text:span text:style-name="T325">take these steps:</text:span></text:p>
      <text:p text:style-name="P41"/>
      <text:list xml:id="list3092255436" text:style-name="L1">
        <text:list-item>
          <text:p text:style-name="P78"><text:span text:style-name="T243">Make any moves you </text:span><text:span text:style-name="T385">can</text:span><text:span text:style-name="T243"> make.</text:span></text:p>
        </text:list-item>
        <text:list-item>
          <text:p text:style-name="P64"><text:span text:style-name="T243">Make any moves you </text:span><text:span text:style-name="T385">must</text:span><text:span text:style-name="T243"> make.</text:span></text:p>
        </text:list-item>
        <text:list-item>
          <text:p text:style-name="P69"><text:span text:style-name="T325">Decide </text:span><text:span text:style-name="T326">if you have ⌞armor⌝ that </text:span><text:span text:style-name="T327">applies</text:span><text:span text:style-name="T326">.</text:span></text:p>
        </text:list-item>
        <text:list-item>
          <text:p text:style-name="P65"><text:span text:style-name="T328">If </text:span><text:span text:style-name="T329">now</text:span><text:span text:style-name="T330"> ⌊harm</text:span><text:span text:style-name="T331"> </text:span><text:span text:style-name="T328">≤ 0⌋, </text:span><text:span text:style-name="T332">this move is over. </text:span><text:span text:style-name="T333">Otherwise continue.</text:span></text:p>
        </text:list-item>
        <text:list-item>
          <text:p text:style-name="P66"><text:span text:style-name="T332">T</text:span><text:span text:style-name="T243">ell the GM how much harm you’re taking. They’ll roll </text:span><text:span text:style-name="T334">some dice </text:span><text:span text:style-name="T243">and </text:span><text:span text:style-name="T335">say </text:span><text:span text:style-name="T243">if </text:span><text:span text:style-name="T336">anything changes.</text:span></text:p>
        </text:list-item>
        <text:list-item>
          <text:p text:style-name="P70">Write down any status you may have gotten.</text:p>
        </text:list-item>
        <text:list-item>
          <text:p text:style-name="P70">Lose 1 health for each harm.</text:p>
        </text:list-item>
        <text:list-item>
          <text:p text:style-name="P67"><text:span text:style-name="T243">If you have 0 health, ⌞</text:span><text:span text:style-name="T397">you die⌝</text:span><text:span text:style-name="T243"> </text:span><text:span text:style-name="T337">and this </text:span><text:span text:style-name="T338">move is over.</text:span></text:p>
        </text:list-item>
        <text:list-item>
          <text:p text:style-name="P68"><text:span text:style-name="T243">Make any moves you </text:span><text:span text:style-name="T385">must</text:span><text:span text:style-name="T243"> make when you lose health (vs take harm).</text:span></text:p>
          <text:p text:style-name="P92"><text:span text:style-name="T243"/></text:p>
        </text:list-item>
      </text:list>
      <text:p text:style-name="P55"><text:span text:style-name="T360">A</text:span><text:span text:style-name="T345">rmor ►</text:span><text:span text:style-name="T243"> Armor is </text:span><text:span text:style-name="T339">worn</text:span><text:span text:style-name="T243"> to protect you from </text:span><text:span text:style-name="T304">⌞</text:span><text:span text:style-name="T243">harm⌝. </text:span><text:span text:style-name="T339">Armor has a rating in the range 1-3. </text:span><text:span text:style-name="T340">If it would make sense for your armor to protect you from the kind of harm you’re taking, reduce the harm by the armor’s rating.</text:span></text:p>
      <text:p text:style-name="P43"/>
      <text:p text:style-name="P19"><text:span text:style-name="T375">When determining the rating of armor, look at the </text:span><text:span text:style-name="T376">harm </text:span><text:span text:style-name="T375">scale and decide what </text:span><text:span text:style-name="T377">severity</text:span><text:span text:style-name="T378"> </text:span><text:span text:style-name="T375">of injury the armor would protect you from.</text:span></text:p>
      <text:p text:style-name="P19"><text:span text:style-name="T375"/></text:p>
      <text:p text:style-name="P20"><text:span text:style-name="T96">You die</text:span> ► <text:span text:style-name="T5">You’ve lost your last </text:span><text:span text:style-name="T304">⌞</text:span><text:span text:style-name="T5">health⌝ or a move says </text:span><text:span text:style-name="T120">you die</text:span><text:span text:style-name="T5">. </text:span><text:span text:style-name="T11">You can go sweetly into the night and build a new character </text:span><text:span text:style-name="T12">to </text:span><text:span text:style-name="T26">love</text:span><text:span text:style-name="T13">. </text:span><text:span text:style-name="T14">Or…</text:span></text:p>
      <text:p text:style-name="P36"/>
      <text:p text:style-name="P21"><text:span text:style-name="T5">You’re out of the scene </text:span><text:span text:style-name="T18">for now,</text:span><text:span text:style-name="T16"> but you somehow survived</text:span><text:span text:style-name="T5">. You come back later with </text:span><text:span text:style-name="T20">1 </text:span><text:span text:style-name="T21">health</text:span><text:span text:style-name="T20"> and </text:span><text:span text:style-name="T5">a permanent, </text:span><text:span text:style-name="T15">severe</text:span><text:span text:style-name="T5"> </text:span><text:span text:style-name="T362">⌞</text:span><text:span text:style-name="T5">status⌝ of the GM’s choice. </text:span><text:span text:style-name="T17">Explain what happened </text:span><text:span text:style-name="T19">to the group.</text:span></text:p>
      <text:p text:style-name="P21"><text:span text:style-name="T19"/></text:p>
      <text:p text:style-name="P22"/>
      <text:p text:style-name="P83"><text:span text:style-name="T103">Recuperate health</text:span><text:span text:style-name="T98"> ►</text:span><text:span text:style-name="T142"> </text:span><text:span text:style-name="T143">If you don’t have access to accelerated healing, you can heal naturally by resting and recuperating. It takes 1 month of limited exertion to heal 1 health. </text:span><text:span text:style-name="T146">Any time</text:span><text:span text:style-name="T143"> you engage in </text:span><text:span text:style-name="T147">an</text:span><text:span text:style-name="T143"> activity that would strain or exert the injured part of your body, </text:span><text:span text:style-name="T144">you </text:span><text:span text:style-name="T145">make no </text:span><text:span text:style-name="T144">progress </text:span><text:span text:style-name="T145">healing </text:span><text:span text:style-name="T144">that week</text:span><text:span text:style-name="T143">. If you </text:span><text:span text:style-name="T154">lose health again </text:span><text:span text:style-name="T155">while healing</text:span><text:span text:style-name="T154">, </text:span><text:span text:style-name="T143">start over.</text:span></text:p>
      <text:p text:style-name="P26"><text:span text:style-name="T98"/></text:p>
      <text:p text:style-name="P25"><text:span text:style-name="T98">Earn </text:span><text:span text:style-name="T96">XP</text:span> ►<text:span text:style-name="T5"> </text:span><text:span text:style-name="T27">When you finish a play session</text:span><text:span text:style-name="T414">, </text:span><text:span text:style-name="T415">it’s time to </text:span><text:span text:style-name="T423">decide</text:span><text:span text:style-name="T415"> what ⌞XP⌝ you’ve earned</text:span><text:span text:style-name="T421">. </text:span><text:span text:style-name="T415">Talk as a group about this: maybe they remember something you forgot. </text:span><text:span text:style-name="T416">Ultimately, though, it’s up to you.</text:span></text:p>
      <text:p text:style-name="P56"/>
      <text:p text:style-name="P27"><text:span text:style-name="T416">Y</text:span><text:span text:style-name="T413">ou get 1 XP for each item </text:span><text:span text:style-name="T426">below that</text:span><text:span text:style-name="T413"> you </text:span><text:span text:style-name="T422">(not the GM) </text:span><text:span text:style-name="T413">think is true for this play session. </text:span><text:span text:style-name="T427">Y</text:span><text:span text:style-name="T426">ou can only take </text:span><text:span text:style-name="T427">each item </text:span><text:span text:style-name="T426">once, even if you did the thing multiple times in the session.</text:span></text:p>
      <text:p text:style-name="P57"/>
      <text:list xml:id="list2933924489" text:style-name="L2">
        <text:list-item>
          <text:p text:style-name="P79"><text:span text:style-name="T432">A</text:span><text:span text:style-name="T413">t no point did </text:span><text:span text:style-name="T95">⌞you die⌝</text:span><text:span text:style-name="T156">.</text:span></text:p>
        </text:list-item>
        <text:list-item>
          <text:p text:style-name="P72"><text:span text:style-name="T432">Y</text:span><text:span text:style-name="T413">ou made a particularly badass </text:span><text:span text:style-name="T435">or clutch</text:span><text:span text:style-name="T413"> </text:span><text:span text:style-name="T156">⌞</text:span><text:span text:style-name="T161">story move⌝</text:span><text:span text:style-name="T413"> that </text:span><text:span text:style-name="T420">reinforced your</text:span><text:span text:style-name="T417"> Concept.</text:span></text:p>
        </text:list-item>
        <text:list-item>
          <text:p text:style-name="P73"><text:span text:style-name="T432">Y</text:span><text:span text:style-name="T413">ou </text:span><text:span text:style-name="T419">suffered</text:span><text:span text:style-name="T413"> a particularly painful (or hilarious) blunder </text:span><text:span text:style-name="T424">as a result of</text:span><text:span text:style-name="T413"> </text:span><text:span text:style-name="T418">playing to your Concept—</text:span><text:span text:style-name="T433">this </text:span><text:span text:style-name="T179">doesn’t</text:span><text:span text:style-name="T433"> have to be a </text:span><text:span text:style-name="T451">bad</text:span><text:span text:style-name="T434"> roll.</text:span></text:p>
        </text:list-item>
        <text:list-item>
          <text:p text:style-name="P74"><text:span text:style-name="T432">Y</text:span><text:span text:style-name="T413">ou </text:span><text:span text:style-name="T425">made </text:span><text:span text:style-name="T442">a </text:span><text:span text:style-name="T162">⌞</text:span><text:span text:style-name="T160">story move⌝ </text:span><text:span text:style-name="T425">to pursue</text:span><text:span text:style-name="T413"> </text:span><text:span text:style-name="T428">a </text:span><text:span text:style-name="T413">Drive.</text:span></text:p>
        </text:list-item>
        <text:list-item>
          <text:p text:style-name="P75"><text:span text:style-name="T413">You offer the GM </text:span><text:span text:style-name="T438">honest-</text:span><text:span text:style-name="T437">but-</text:span><text:span text:style-name="T439">g</text:span><text:span text:style-name="T413">entle constructive </text:span><text:span text:style-name="T441">feedback </text:span><text:span text:style-name="T413">when the</text:span><text:span text:style-name="T436">y do </text:span><text:span text:style-name="T440">GM </text:span><text:span text:style-name="T413">XP.</text:span></text:p>
          <text:p text:style-name="P93"><text:span text:style-name="T413"/></text:p>
        </text:list-item>
      </text:list>
      <text:p text:style-name="P24"><text:span text:style-name="T98">Level up</text:span><text:span text:style-name="T452"> ►</text:span><text:span text:style-name="T41"> </text:span><text:span text:style-name="T63">When you fill your last XP, </text:span><text:span text:style-name="T78">you can </text:span><text:span text:style-name="T63">spend all your XP to</text:span><text:span text:style-name="T42"> </text:span><text:span text:style-name="T63">f</text:span><text:span text:style-name="T197">ill </text:span><text:span text:style-name="T198">a </text:span><text:span text:style-name="T183">○ </text:span><text:span text:style-name="T199">in your playbook—</text:span><text:span text:style-name="T200">y</text:span><text:span text:style-name="T201">ou must fulfill all other criteria to buy the item.</text:span><text:span text:style-name="T341"> </text:span><text:span text:style-name="T356">🗣 </text:span><text:span text:style-name="T404">Instead</text:span><text:span text:style-name="T202"> of </text:span><text:span text:style-name="T203">buy</text:span><text:span text:style-name="T204">ing </text:span><text:span text:style-name="T205">a </text:span><text:span text:style-name="T183">○</text:span><text:span text:style-name="T202">, </text:span><text:span text:style-name="T206">the GM </text:span><text:span text:style-name="T405">might let you buy </text:span><text:span text:style-name="T406">or remove a permanent </text:span><text:span text:style-name="T362">⌞</text:span><text:span text:style-name="T406">status⌝</text:span><text:span text:style-name="T407">. </text:span><text:span text:style-name="T408">You </text:span><text:span text:style-name="T409">probably </text:span><text:span text:style-name="T408">can’t </text:span><text:span text:style-name="T409">buy a </text:span><text:span text:style-name="T379">△, </text:span><text:span text:style-name="T380">but you could ask </text:span><text:span text:style-name="T381">anyway.</text:span></text:p>
      <text:p text:style-name="P23"><text:span text:style-name="T38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b43db55" style:font-size-asian="7.84999990463257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DejaVu Sans" fo:font-family="'DejaVu Sans'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8T21:20:22.933034180</dc:date>
    <meta:editing-duration>P20DT7H28M26S</meta:editing-duration>
    <meta:editing-cycles>3587</meta:editing-cycles>
    <meta:generator>LibreOffice/6.0.7.3$Linux_X86_64 LibreOffice_project/00m0$Build-3</meta:generator>
    <meta:print-date>2021-12-08T18:58:31.950382119</meta:print-date>
    <meta:document-statistic meta:table-count="0" meta:image-count="0" meta:object-count="0" meta:page-count="2" meta:paragraph-count="96" meta:word-count="1628" meta:character-count="8725" meta:non-whitespace-character-count="7207"/>
  </office:meta>
</office:document-meta>
</file>